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45.75pt" fo:break-before="auto" style:use-optimal-row-height="true"/>
    </style:style>
    <style:style style:name="ro3" style:family="table-row">
      <style:table-row-properties style:row-height="105.76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60.75pt" fo:break-before="auto" style:use-optimal-row-height="true"/>
    </style:style>
    <style:style style:name="ro6" style:family="table-row">
      <style:table-row-properties style:row-height="30.76pt" fo:break-before="auto" style:use-optimal-row-height="true"/>
    </style:style>
    <style:style style:name="ro7" style:family="table-row">
      <style:table-row-properties style:row-height="75.74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T1" style:family="text">
      <style:text-properties fo:color="#0000ff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0000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00"/>
    </style:style>
    <style:style style:name="T4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8000"/>
    </style:style>
    <style:style style:name="T5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ff"/>
    </style:style>
    <style:style style:name="T6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ff0000"/>
    </style:style>
    <style:style style:name="T7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8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)" table:allow-empty-cell="true" table:base-cell-address="APSP.G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APSP.K2"/>
      </table:content-validations>
      <table:table table:name="APS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6"/>
        <table:table-column table:style-name="co4" table:default-cell-style-name="ce3"/>
        <table:table-column table:style-name="co5" table:number-columns-repeated="4" table:default-cell-style-name="ce3"/>
        <table:table-column table:style-name="co3" table:default-cell-style-name="ce3"/>
        <table:table-column table:style-name="co6" table:default-cell-style-name="ce14"/>
        <table:table-column table:style-name="co6" table:default-cell-style-name="ce15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4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FILEMAN FILE</text:p>
          </table:table-cell>
          <table:table-cell table:style-name="ce4" office:value-type="string" calcext:value-type="string">
            <text:p>CODE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Read</text:p>
          </table:table-cell>
          <table:table-cell table:style-name="ce10" office:value-type="string" calcext:value-type="string">
            <text:p>Kill</text:p>
          </table:table-cell>
          <table:table-cell table:style-name="ce11" office:value-type="string" calcext:value-type="string">
            <text:p>Routine Type</text:p>
          </table:table-cell>
          <table:table-cell table:style-name="ce12" office:value-type="string" calcext:value-type="string">
            <text:p>API Suggestion</text:p>
          </table:table-cell>
          <table:table-cell table:style-name="ce12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DE <text:span text:style-name="T1">S </text:span><text:span text:style-name="T2">DIE</text:span><text:span text:style-name="T3">=</text:span><text:span text:style-name="T4">"^APSPQA(32.4,"</text:span><text:span text:style-name="T3">,</text:span><text:span text:style-name="T2">DIC</text:span><text:span text:style-name="T3">=</text:span><text:span text:style-name="T2">DIE</text:span><text:span text:style-name="T3">,</text:span><text:span text:style-name="T2">DP</text:span><text:span text:style-name="T3">=9009032.4,</text:span><text:span text:style-name="T2">DL</text:span><text:span text:style-name="T3">=1,</text:span><text:span text:style-name="T2">DIEL</text:span><text:span text:style-name="T3">=0,</text:span><text:span text:style-name="T2">DU</text:span><text:span text:style-name="T3">=</text:span><text:span text:style-name="T4">"" </text:span><text:span text:style-name="T5">K </text:span><text:span text:style-name="T2">DG</text:span><text:span text:style-name="T3">,</text:span><text:span text:style-name="T2">DE</text:span><text:span text:style-name="T3">,</text:span><text:span text:style-name="T2">DB </text:span><text:span text:style-name="T5">Q</text:span><text:span text:style-name="T3">:</text:span><text:span text:style-name="T5">$O</text:span><text:span text:style-name="T3">(^APSPQA(32.4,</text:span><text:span text:style-name="T2">DA</text:span><text:span text:style-name="T3">,</text:span><text:span text:style-name="T4">""</text:span><text:span text:style-name="T3">)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PSPT0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I $D</text:span><text:span text:style-name="T3">(^(0)) </text:span><text:span text:style-name="T5">S </text:span><text:span text:style-name="T2">%Z</text:span><text:span text:style-name="T3">=^(0)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1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2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2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3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3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4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4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5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5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6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6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7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7)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B <text:span text:style-name="T1">G </text:span><text:span text:style-name="T3">@</text:span><text:span text:style-name="T2">D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ONDITIONAL 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V <text:span text:style-name="T1">D </text:span><text:span text:style-name="T3">@(</text:span><text:span text:style-name="T4">"X"</text:span><text:span text:style-name="T3">_</text:span><text:span text:style-name="T2">DQ</text:span><text:span text:style-name="T3">) </text:span><text:span text:style-name="T5">K </text:span><text:span text:style-name="T2">YS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*UNKNOW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Z <text:span text:style-name="T1">K </text:span><text:span text:style-name="T2">DIC</text:span><text:span text:style-name="T3">(</text:span><text:span text:style-name="T4">"S"</text:span><text:span text:style-name="T3">),</text:span><text:span text:style-name="T2">DLAYGO </text:span><text:span text:style-name="T5">I $D</text:span><text:span text:style-name="T3">(</text:span><text:span text:style-name="T2">X</text:span><text:span text:style-name="T3">),</text:span><text:span text:style-name="T2">X</text:span><text:span text:style-name="T3">'=</text:span><text:span text:style-name="T2">U </text:span><text:span text:style-name="T5">S </text:span><text:span text:style-name="T2">DG</text:span><text:span text:style-name="T3">(</text:span><text:span text:style-name="T2">DW</text:span><text:span text:style-name="T3">)=</text:span><text:span text:style-name="T2">X </text:span><text:span text:style-name="T5">S</text:span><text:span text:style-name="T3">:</text:span><text:span text:style-name="T2">DV</text:span><text:span text:style-name="T3">[</text:span><text:span text:style-name="T4">"d" </text:span><text:span text:style-name="T3">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=</text:span><text:span text:style-name="T2">X </text:span><text:span text:style-name="T5">G </text:span><text:span text:style-name="T6">A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D <text:span text:style-name="T1">S </text:span><text:span text:style-name="T2">D</text:span><text:span text:style-name="T3">=</text:span><text:span text:style-name="T2">DIFLD</text:span><text:span text:style-name="T3">,</text:span><text:span text:style-name="T2">DQ</text:span><text:span text:style-name="T3">(</text:span><text:span text:style-name="T2">DQ</text:span><text:span text:style-name="T3">)=</text:span><text:span text:style-name="T2">DLB</text:span><text:span text:style-name="T3">_</text:span><text:span text:style-name="T2">U</text:span><text:span text:style-name="T3">_</text:span><text:span text:style-name="T2">DV</text:span><text:span text:style-name="T3">_</text:span><text:span text:style-name="T2">U</text:span><text:span text:style-name="T3">_</text:span><text:span text:style-name="T2">DU</text:span><text:span text:style-name="T3">_</text:span><text:span text:style-name="T2">U</text:span><text:span text:style-name="T3">_</text:span><text:span text:style-name="T2">DW</text:span><text:span text:style-name="T3">_</text:span><text:span text:style-name="T2">U</text:span><text:span text:style-name="T3">_</text:span><text:span text:style-name="T5">$P</text:span><text:span text:style-name="T3">(</text:span><text:span text:style-name="T5">$T</text:span><text:span text:style-name="T3">(@(</text:span><text:span text:style-name="T4">"X"</text:span><text:span text:style-name="T3">_</text:span><text:span text:style-name="T2">DQ</text:span><text:span text:style-name="T3">)),</text:span><text:span text:style-name="T4">" "</text:span><text:span text:style-name="T3">,2,99)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PR <text:span text:style-name="T1">S </text:span><text:span text:style-name="T2">DG</text:span><text:span text:style-name="T3">=</text:span><text:span text:style-name="T2">DV</text:span><text:span text:style-name="T3">,</text:span><text:span text:style-name="T2">Y</text:span><text:span text:style-name="T3">=</text:span><text:span text:style-name="T2">DE</text:span><text:span text:style-name="T3">(</text:span><text:span text:style-name="T2">DQ</text:span><text:span text:style-name="T3">),</text:span><text:span text:style-name="T2">X</text:span><text:span text:style-name="T3">=</text:span><text:span text:style-name="T2">DU </text:span><text:span text:style-name="T5">I $D</text:span><text:span text:style-name="T3">(</text:span><text:span text:style-name="T2">DQ</text:span><text:span text:style-name="T3">(</text:span><text:span text:style-name="T2">DQ</text:span><text:span text:style-name="T3">,2)) </text:span><text:span text:style-name="T5">X </text:span><text:span text:style-name="T2">DQ</text:span><text:span text:style-name="T3">(</text:span><text:span text:style-name="T2">DQ</text:span><text:span text:style-name="T3">,2) </text:span><text:span text:style-name="T5">G </text:span><text:span text:style-name="T6">R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EAD 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9" office:value-type="string" calcext:value-type="string">
            <text:p> <text:span text:style-name="T1">X</text:span><text:span text:style-name="T3">:</text:span><text:span text:style-name="T2">DG</text:span><text:span text:style-name="T3">[</text:span><text:span text:style-name="T4">"D" </text:span><text:span text:style-name="T3">^DD(</text:span><text:span text:style-name="T4">"DD"</text:span><text:span text:style-name="T3">) </text:span><text:span text:style-name="T5">I </text:span><text:span text:style-name="T2">DG</text:span><text:span text:style-name="T3">[</text:span><text:span text:style-name="T4">"S"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X</text:span><text:span text:style-name="T3">,</text:span><text:span text:style-name="T4">";"</text:span><text:span text:style-name="T3">_</text:span><text:span text:style-name="T2">Y</text:span><text:span text:style-name="T3">_</text:span><text:span text:style-name="T4">":"</text:span><text:span text:style-name="T3">,2),</text:span><text:span text:style-name="T4">";"</text:span><text:span text:style-name="T3">) </text:span><text:span text:style-name="T5">S</text:span><text:span text:style-name="T3">:</text:span><text:span text:style-name="T2">%</text:span><text:span text:style-name="T3">]</text:span><text:span text:style-name="T4">"" </text:span><text:span text:style-name="T2">Y</text:span><text:span text:style-name="T3">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B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B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C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C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AC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AC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AE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AE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A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A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DE <text:span text:style-name="T1">S </text:span><text:span text:style-name="T2">DIE</text:span><text:span text:style-name="T3">=</text:span><text:span text:style-name="T4">"^APSPQA(32.4,"</text:span><text:span text:style-name="T3">,</text:span><text:span text:style-name="T2">DIC</text:span><text:span text:style-name="T3">=</text:span><text:span text:style-name="T2">DIE</text:span><text:span text:style-name="T3">,</text:span><text:span text:style-name="T2">DP</text:span><text:span text:style-name="T3">=9009032.4,</text:span><text:span text:style-name="T2">DL</text:span><text:span text:style-name="T3">=1,</text:span><text:span text:style-name="T2">DIEL</text:span><text:span text:style-name="T3">=0,</text:span><text:span text:style-name="T2">DU</text:span><text:span text:style-name="T3">=</text:span><text:span text:style-name="T4">"" </text:span><text:span text:style-name="T5">K </text:span><text:span text:style-name="T2">DG</text:span><text:span text:style-name="T3">,</text:span><text:span text:style-name="T2">DE</text:span><text:span text:style-name="T3">,</text:span><text:span text:style-name="T2">DB </text:span><text:span text:style-name="T5">Q</text:span><text:span text:style-name="T3">:</text:span><text:span text:style-name="T5">$O</text:span><text:span text:style-name="T3">(^APSPQA(32.4,</text:span><text:span text:style-name="T2">DA</text:span><text:span text:style-name="T3">,</text:span><text:span text:style-name="T4">""</text:span><text:span text:style-name="T3">)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PSPT04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I $D</text:span><text:span text:style-name="T3">(^(0)) </text:span><text:span text:style-name="T5">S </text:span><text:span text:style-name="T2">%Z</text:span><text:span text:style-name="T3">=^(0)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6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1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7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2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8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4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9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6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1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7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2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8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3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9)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B <text:span text:style-name="T1">G </text:span><text:span text:style-name="T3">@</text:span><text:span text:style-name="T2">D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NDITIONAL 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9" office:value-type="string" calcext:value-type="string">
            <text:p> <text:span text:style-name="T1">F </text:span><text:span text:style-name="T2">%</text:span><text:span text:style-name="T3">=1:1 </text:span><text:span text:style-name="T5">S </text:span><text:span text:style-name="T2">Y</text:span><text:span text:style-name="T3">=</text:span><text:span text:style-name="T5">$P</text:span><text:span text:style-name="T3">(</text:span><text:span text:style-name="T2">DU</text:span><text:span text:style-name="T3">,</text:span><text:span text:style-name="T4">";"</text:span><text:span text:style-name="T3">,</text:span><text:span text:style-name="T2">%</text:span><text:span text:style-name="T3">),</text:span><text:span text:style-name="T2">DG</text:span><text:span text:style-name="T3">=</text:span><text:span text:style-name="T5">$F</text:span><text:span text:style-name="T3">(</text:span><text:span text:style-name="T2">Y</text:span><text:span text:style-name="T3">,</text:span><text:span text:style-name="T4">":"</text:span><text:span text:style-name="T3">_</text:span><text:span text:style-name="T2">X</text:span><text:span text:style-name="T3">) </text:span><text:span text:style-name="T5">G </text:span><text:span text:style-name="T6">X</text:span><text:span text:style-name="T3">:</text:span><text:span text:style-name="T2">Y</text:span><text:span text:style-name="T3">=</text:span><text:span text:style-name="T4">"" </text:span><text:span text:style-name="T5">S </text:span><text:span text:style-name="T2">YS</text:span><text:span text:style-name="T3">=</text:span><text:span text:style-name="T2">Y</text:span><text:span text:style-name="T3">,</text:span><text:span text:style-name="T2">Y</text:span><text:span text:style-name="T3">=</text:span><text:span text:style-name="T5">$P</text:span><text:span text:style-name="T3">(</text:span><text:span text:style-name="T2">Y</text:span><text:span text:style-name="T3">,</text:span><text:span text:style-name="T4">":"</text:span><text:span text:style-name="T3">) </text:span><text:span text:style-name="T5">I </text:span><text:span text:style-name="T2">DG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Q</text:span><text:span text:style-name="T3">:</text:span><text:span text:style-name="T2">DG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V <text:span text:style-name="T1">D </text:span><text:span text:style-name="T3">@(</text:span><text:span text:style-name="T4">"X"</text:span><text:span text:style-name="T3">_</text:span><text:span text:style-name="T2">DQ</text:span><text:span text:style-name="T3">) </text:span><text:span text:style-name="T5">K </text:span><text:span text:style-name="T2">YS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*UNKNOW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Z <text:span text:style-name="T1">K </text:span><text:span text:style-name="T2">DIC</text:span><text:span text:style-name="T3">(</text:span><text:span text:style-name="T4">"S"</text:span><text:span text:style-name="T3">),</text:span><text:span text:style-name="T2">DLAYGO </text:span><text:span text:style-name="T5">I $D</text:span><text:span text:style-name="T3">(</text:span><text:span text:style-name="T2">X</text:span><text:span text:style-name="T3">),</text:span><text:span text:style-name="T2">X</text:span><text:span text:style-name="T3">'=</text:span><text:span text:style-name="T2">U </text:span><text:span text:style-name="T5">S </text:span><text:span text:style-name="T2">DG</text:span><text:span text:style-name="T3">(</text:span><text:span text:style-name="T2">DW</text:span><text:span text:style-name="T3">)=</text:span><text:span text:style-name="T2">X </text:span><text:span text:style-name="T5">S</text:span><text:span text:style-name="T3">:</text:span><text:span text:style-name="T2">DV</text:span><text:span text:style-name="T3">[</text:span><text:span text:style-name="T4">"d" </text:span><text:span text:style-name="T3">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=</text:span><text:span text:style-name="T2">X </text:span><text:span text:style-name="T5">G </text:span><text:span text:style-name="T6">A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D <text:span text:style-name="T1">S </text:span><text:span text:style-name="T2">D</text:span><text:span text:style-name="T3">=</text:span><text:span text:style-name="T2">DIFLD</text:span><text:span text:style-name="T3">,</text:span><text:span text:style-name="T2">DQ</text:span><text:span text:style-name="T3">(</text:span><text:span text:style-name="T2">DQ</text:span><text:span text:style-name="T3">)=</text:span><text:span text:style-name="T2">DLB</text:span><text:span text:style-name="T3">_</text:span><text:span text:style-name="T2">U</text:span><text:span text:style-name="T3">_</text:span><text:span text:style-name="T2">DV</text:span><text:span text:style-name="T3">_</text:span><text:span text:style-name="T2">U</text:span><text:span text:style-name="T3">_</text:span><text:span text:style-name="T2">DU</text:span><text:span text:style-name="T3">_</text:span><text:span text:style-name="T2">U</text:span><text:span text:style-name="T3">_</text:span><text:span text:style-name="T2">DW</text:span><text:span text:style-name="T3">_</text:span><text:span text:style-name="T2">U</text:span><text:span text:style-name="T3">_</text:span><text:span text:style-name="T5">$P</text:span><text:span text:style-name="T3">(</text:span><text:span text:style-name="T5">$T</text:span><text:span text:style-name="T3">(@(</text:span><text:span text:style-name="T4">"X"</text:span><text:span text:style-name="T3">_</text:span><text:span text:style-name="T2">DQ</text:span><text:span text:style-name="T3">)),</text:span><text:span text:style-name="T4">" "</text:span><text:span text:style-name="T3">,2,99)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PR <text:span text:style-name="T1">S </text:span><text:span text:style-name="T2">DG</text:span><text:span text:style-name="T3">=</text:span><text:span text:style-name="T2">DV</text:span><text:span text:style-name="T3">,</text:span><text:span text:style-name="T2">Y</text:span><text:span text:style-name="T3">=</text:span><text:span text:style-name="T2">DE</text:span><text:span text:style-name="T3">(</text:span><text:span text:style-name="T2">DQ</text:span><text:span text:style-name="T3">),</text:span><text:span text:style-name="T2">X</text:span><text:span text:style-name="T3">=</text:span><text:span text:style-name="T2">DU </text:span><text:span text:style-name="T5">I $D</text:span><text:span text:style-name="T3">(</text:span><text:span text:style-name="T2">DQ</text:span><text:span text:style-name="T3">(</text:span><text:span text:style-name="T2">DQ</text:span><text:span text:style-name="T3">,2)) </text:span><text:span text:style-name="T5">X </text:span><text:span text:style-name="T2">DQ</text:span><text:span text:style-name="T3">(</text:span><text:span text:style-name="T2">DQ</text:span><text:span text:style-name="T3">,2) </text:span><text:span text:style-name="T5">G </text:span><text:span text:style-name="T6">R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EAD 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9" office:value-type="string" calcext:value-type="string">
            <text:p> <text:span text:style-name="T1">X</text:span><text:span text:style-name="T3">:</text:span><text:span text:style-name="T2">DG</text:span><text:span text:style-name="T3">[</text:span><text:span text:style-name="T4">"D" </text:span><text:span text:style-name="T3">^DD(</text:span><text:span text:style-name="T4">"DD"</text:span><text:span text:style-name="T3">) </text:span><text:span text:style-name="T5">I </text:span><text:span text:style-name="T2">DG</text:span><text:span text:style-name="T3">[</text:span><text:span text:style-name="T4">"S"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X</text:span><text:span text:style-name="T3">,</text:span><text:span text:style-name="T4">";"</text:span><text:span text:style-name="T3">_</text:span><text:span text:style-name="T2">Y</text:span><text:span text:style-name="T3">_</text:span><text:span text:style-name="T4">":"</text:span><text:span text:style-name="T3">,2),</text:span><text:span text:style-name="T4">";"</text:span><text:span text:style-name="T3">) </text:span><text:span text:style-name="T5">S</text:span><text:span text:style-name="T3">:</text:span><text:span text:style-name="T2">%</text:span><text:span text:style-name="T3">]</text:span><text:span text:style-name="T4">"" </text:span><text:span text:style-name="T2">Y</text:span><text:span text:style-name="T3">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A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A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DE <text:span text:style-name="T1">S </text:span><text:span text:style-name="T2">DIE</text:span><text:span text:style-name="T3">=</text:span><text:span text:style-name="T4">"^APSPQA(32.4,"</text:span><text:span text:style-name="T3">,</text:span><text:span text:style-name="T2">DIC</text:span><text:span text:style-name="T3">=</text:span><text:span text:style-name="T2">DIE</text:span><text:span text:style-name="T3">,</text:span><text:span text:style-name="T2">DP</text:span><text:span text:style-name="T3">=9009032.4,</text:span><text:span text:style-name="T2">DL</text:span><text:span text:style-name="T3">=1,</text:span><text:span text:style-name="T2">DIEL</text:span><text:span text:style-name="T3">=0,</text:span><text:span text:style-name="T2">DU</text:span><text:span text:style-name="T3">=</text:span><text:span text:style-name="T4">"" </text:span><text:span text:style-name="T5">K </text:span><text:span text:style-name="T2">DG</text:span><text:span text:style-name="T3">,</text:span><text:span text:style-name="T2">DE</text:span><text:span text:style-name="T3">,</text:span><text:span text:style-name="T2">DB </text:span><text:span text:style-name="T5">Q</text:span><text:span text:style-name="T3">:</text:span><text:span text:style-name="T5">$O</text:span><text:span text:style-name="T3">(^APSPQA(32.4,</text:span><text:span text:style-name="T2">DA</text:span><text:span text:style-name="T3">,</text:span><text:span text:style-name="T4">""</text:span><text:span text:style-name="T3">)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B <text:span text:style-name="T1">G </text:span><text:span text:style-name="T3">@</text:span><text:span text:style-name="T2">D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ONDITIONAL 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9" office:value-type="string" calcext:value-type="string">
            <text:p> <text:span text:style-name="T1">F </text:span><text:span text:style-name="T2">%</text:span><text:span text:style-name="T3">=1:1 </text:span><text:span text:style-name="T5">S </text:span><text:span text:style-name="T2">Y</text:span><text:span text:style-name="T3">=</text:span><text:span text:style-name="T5">$P</text:span><text:span text:style-name="T3">(</text:span><text:span text:style-name="T2">DU</text:span><text:span text:style-name="T3">,</text:span><text:span text:style-name="T4">";"</text:span><text:span text:style-name="T3">,</text:span><text:span text:style-name="T2">%</text:span><text:span text:style-name="T3">),</text:span><text:span text:style-name="T2">DG</text:span><text:span text:style-name="T3">=</text:span><text:span text:style-name="T5">$F</text:span><text:span text:style-name="T3">(</text:span><text:span text:style-name="T2">Y</text:span><text:span text:style-name="T3">,</text:span><text:span text:style-name="T4">":"</text:span><text:span text:style-name="T3">_</text:span><text:span text:style-name="T2">X</text:span><text:span text:style-name="T3">) </text:span><text:span text:style-name="T5">G </text:span><text:span text:style-name="T6">X</text:span><text:span text:style-name="T3">:</text:span><text:span text:style-name="T2">Y</text:span><text:span text:style-name="T3">=</text:span><text:span text:style-name="T4">"" </text:span><text:span text:style-name="T5">S </text:span><text:span text:style-name="T2">YS</text:span><text:span text:style-name="T3">=</text:span><text:span text:style-name="T2">Y</text:span><text:span text:style-name="T3">,</text:span><text:span text:style-name="T2">Y</text:span><text:span text:style-name="T3">=</text:span><text:span text:style-name="T5">$P</text:span><text:span text:style-name="T3">(</text:span><text:span text:style-name="T2">Y</text:span><text:span text:style-name="T3">,</text:span><text:span text:style-name="T4">":"</text:span><text:span text:style-name="T3">) </text:span><text:span text:style-name="T5">I </text:span><text:span text:style-name="T2">DG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Q</text:span><text:span text:style-name="T3">:</text:span><text:span text:style-name="T2">DG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4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V <text:span text:style-name="T1">D </text:span><text:span text:style-name="T3">@(</text:span><text:span text:style-name="T4">"X"</text:span><text:span text:style-name="T3">_</text:span><text:span text:style-name="T2">DQ</text:span><text:span text:style-name="T3">) </text:span><text:span text:style-name="T5">K </text:span><text:span text:style-name="T2">YS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*UNKNOW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Z <text:span text:style-name="T1">K </text:span><text:span text:style-name="T2">DIC</text:span><text:span text:style-name="T3">(</text:span><text:span text:style-name="T4">"S"</text:span><text:span text:style-name="T3">),</text:span><text:span text:style-name="T2">DLAYGO </text:span><text:span text:style-name="T5">I $D</text:span><text:span text:style-name="T3">(</text:span><text:span text:style-name="T2">X</text:span><text:span text:style-name="T3">),</text:span><text:span text:style-name="T2">X</text:span><text:span text:style-name="T3">'=</text:span><text:span text:style-name="T2">U </text:span><text:span text:style-name="T5">S </text:span><text:span text:style-name="T2">DG</text:span><text:span text:style-name="T3">(</text:span><text:span text:style-name="T2">DW</text:span><text:span text:style-name="T3">)=</text:span><text:span text:style-name="T2">X </text:span><text:span text:style-name="T5">S</text:span><text:span text:style-name="T3">:</text:span><text:span text:style-name="T2">DV</text:span><text:span text:style-name="T3">[</text:span><text:span text:style-name="T4">"d" </text:span><text:span text:style-name="T3">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=</text:span><text:span text:style-name="T2">X </text:span><text:span text:style-name="T5">G </text:span><text:span text:style-name="T6">A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D <text:span text:style-name="T1">S </text:span><text:span text:style-name="T2">D</text:span><text:span text:style-name="T3">=</text:span><text:span text:style-name="T2">DIFLD</text:span><text:span text:style-name="T3">,</text:span><text:span text:style-name="T2">DQ</text:span><text:span text:style-name="T3">(</text:span><text:span text:style-name="T2">DQ</text:span><text:span text:style-name="T3">)=</text:span><text:span text:style-name="T2">DLB</text:span><text:span text:style-name="T3">_</text:span><text:span text:style-name="T2">U</text:span><text:span text:style-name="T3">_</text:span><text:span text:style-name="T2">DV</text:span><text:span text:style-name="T3">_</text:span><text:span text:style-name="T2">U</text:span><text:span text:style-name="T3">_</text:span><text:span text:style-name="T2">DU</text:span><text:span text:style-name="T3">_</text:span><text:span text:style-name="T2">U</text:span><text:span text:style-name="T3">_</text:span><text:span text:style-name="T2">DW</text:span><text:span text:style-name="T3">_</text:span><text:span text:style-name="T2">U</text:span><text:span text:style-name="T3">_</text:span><text:span text:style-name="T5">$P</text:span><text:span text:style-name="T3">(</text:span><text:span text:style-name="T5">$T</text:span><text:span text:style-name="T3">(@(</text:span><text:span text:style-name="T4">"X"</text:span><text:span text:style-name="T3">_</text:span><text:span text:style-name="T2">DQ</text:span><text:span text:style-name="T3">)),</text:span><text:span text:style-name="T4">" "</text:span><text:span text:style-name="T3">,2,99)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PR <text:span text:style-name="T1">S </text:span><text:span text:style-name="T2">DG</text:span><text:span text:style-name="T3">=</text:span><text:span text:style-name="T2">DV</text:span><text:span text:style-name="T3">,</text:span><text:span text:style-name="T2">Y</text:span><text:span text:style-name="T3">=</text:span><text:span text:style-name="T2">DE</text:span><text:span text:style-name="T3">(</text:span><text:span text:style-name="T2">DQ</text:span><text:span text:style-name="T3">),</text:span><text:span text:style-name="T2">X</text:span><text:span text:style-name="T3">=</text:span><text:span text:style-name="T2">DU </text:span><text:span text:style-name="T5">I $D</text:span><text:span text:style-name="T3">(</text:span><text:span text:style-name="T2">DQ</text:span><text:span text:style-name="T3">(</text:span><text:span text:style-name="T2">DQ</text:span><text:span text:style-name="T3">,2)) </text:span><text:span text:style-name="T5">X </text:span><text:span text:style-name="T2">DQ</text:span><text:span text:style-name="T3">(</text:span><text:span text:style-name="T2">DQ</text:span><text:span text:style-name="T3">,2) </text:span><text:span text:style-name="T5">G </text:span><text:span text:style-name="T6">R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4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AD 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4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4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9" office:value-type="string" calcext:value-type="string">
            <text:p> <text:span text:style-name="T1">X</text:span><text:span text:style-name="T3">:</text:span><text:span text:style-name="T2">DG</text:span><text:span text:style-name="T3">[</text:span><text:span text:style-name="T4">"D" </text:span><text:span text:style-name="T3">^DD(</text:span><text:span text:style-name="T4">"DD"</text:span><text:span text:style-name="T3">) </text:span><text:span text:style-name="T5">I </text:span><text:span text:style-name="T2">DG</text:span><text:span text:style-name="T3">[</text:span><text:span text:style-name="T4">"S"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X</text:span><text:span text:style-name="T3">,</text:span><text:span text:style-name="T4">";"</text:span><text:span text:style-name="T3">_</text:span><text:span text:style-name="T2">Y</text:span><text:span text:style-name="T3">_</text:span><text:span text:style-name="T4">":"</text:span><text:span text:style-name="T3">,2),</text:span><text:span text:style-name="T4">";"</text:span><text:span text:style-name="T3">) </text:span><text:span text:style-name="T5">S</text:span><text:span text:style-name="T3">:</text:span><text:span text:style-name="T2">%</text:span><text:span text:style-name="T3">]</text:span><text:span text:style-name="T4">"" </text:span><text:span text:style-name="T2">Y</text:span><text:span text:style-name="T3">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DE <text:span text:style-name="T1">S </text:span><text:span text:style-name="T2">DIE</text:span><text:span text:style-name="T3">=</text:span><text:span text:style-name="T4">"^APSPQA(32.4,"</text:span><text:span text:style-name="T3">,</text:span><text:span text:style-name="T2">DIC</text:span><text:span text:style-name="T3">=</text:span><text:span text:style-name="T2">DIE</text:span><text:span text:style-name="T3">,</text:span><text:span text:style-name="T2">DP</text:span><text:span text:style-name="T3">=9009032.4,</text:span><text:span text:style-name="T2">DL</text:span><text:span text:style-name="T3">=1,</text:span><text:span text:style-name="T2">DIEL</text:span><text:span text:style-name="T3">=0,</text:span><text:span text:style-name="T2">DU</text:span><text:span text:style-name="T3">=</text:span><text:span text:style-name="T4">"" </text:span><text:span text:style-name="T5">K </text:span><text:span text:style-name="T2">DG</text:span><text:span text:style-name="T3">,</text:span><text:span text:style-name="T2">DE</text:span><text:span text:style-name="T3">,</text:span><text:span text:style-name="T2">DB </text:span><text:span text:style-name="T5">Q</text:span><text:span text:style-name="T3">:</text:span><text:span text:style-name="T5">$O</text:span><text:span text:style-name="T3">(^APSPQA(32.4,</text:span><text:span text:style-name="T2">DA</text:span><text:span text:style-name="T3">,</text:span><text:span text:style-name="T4">""</text:span><text:span text:style-name="T3">)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PSPT0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I $D</text:span><text:span text:style-name="T3">(^(0)) </text:span><text:span text:style-name="T5">S </text:span><text:span text:style-name="T2">%Z</text:span><text:span text:style-name="T3">=^(0)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3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1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4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2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6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3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7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5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8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9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9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13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1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15)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B <text:span text:style-name="T1">G </text:span><text:span text:style-name="T3">@</text:span><text:span text:style-name="T2">D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ONDITIONAL 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I </text:span><text:span text:style-name="T2">X</text:span><text:span text:style-name="T3">?.</text:span><text:span text:style-name="T7">ANP </text:span><text:span text:style-name="T5">D </text:span><text:span text:style-name="T6">SET </text:span><text:span text:style-name="T5">I </text:span><text:span text:style-name="T3">'</text:span><text:span text:style-name="T2">DDER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V <text:span text:style-name="T1">D </text:span><text:span text:style-name="T3">@(</text:span><text:span text:style-name="T4">"X"</text:span><text:span text:style-name="T3">_</text:span><text:span text:style-name="T2">DQ</text:span><text:span text:style-name="T3">) </text:span><text:span text:style-name="T5">K </text:span><text:span text:style-name="T2">YS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*UNKNOW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Z <text:span text:style-name="T1">K </text:span><text:span text:style-name="T2">DIC</text:span><text:span text:style-name="T3">(</text:span><text:span text:style-name="T4">"S"</text:span><text:span text:style-name="T3">),</text:span><text:span text:style-name="T2">DLAYGO </text:span><text:span text:style-name="T5">I $D</text:span><text:span text:style-name="T3">(</text:span><text:span text:style-name="T2">X</text:span><text:span text:style-name="T3">),</text:span><text:span text:style-name="T2">X</text:span><text:span text:style-name="T3">'=</text:span><text:span text:style-name="T2">U </text:span><text:span text:style-name="T5">S </text:span><text:span text:style-name="T2">DG</text:span><text:span text:style-name="T3">(</text:span><text:span text:style-name="T2">DW</text:span><text:span text:style-name="T3">)=</text:span><text:span text:style-name="T2">X </text:span><text:span text:style-name="T5">S</text:span><text:span text:style-name="T3">:</text:span><text:span text:style-name="T2">DV</text:span><text:span text:style-name="T3">[</text:span><text:span text:style-name="T4">"d" </text:span><text:span text:style-name="T3">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=</text:span><text:span text:style-name="T2">X </text:span><text:span text:style-name="T5">G </text:span><text:span text:style-name="T6">A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D <text:span text:style-name="T1">S </text:span><text:span text:style-name="T2">D</text:span><text:span text:style-name="T3">=</text:span><text:span text:style-name="T2">DIFLD</text:span><text:span text:style-name="T3">,</text:span><text:span text:style-name="T2">DQ</text:span><text:span text:style-name="T3">(</text:span><text:span text:style-name="T2">DQ</text:span><text:span text:style-name="T3">)=</text:span><text:span text:style-name="T2">DLB</text:span><text:span text:style-name="T3">_</text:span><text:span text:style-name="T2">U</text:span><text:span text:style-name="T3">_</text:span><text:span text:style-name="T2">DV</text:span><text:span text:style-name="T3">_</text:span><text:span text:style-name="T2">U</text:span><text:span text:style-name="T3">_</text:span><text:span text:style-name="T2">DU</text:span><text:span text:style-name="T3">_</text:span><text:span text:style-name="T2">U</text:span><text:span text:style-name="T3">_</text:span><text:span text:style-name="T2">DW</text:span><text:span text:style-name="T3">_</text:span><text:span text:style-name="T2">U</text:span><text:span text:style-name="T3">_</text:span><text:span text:style-name="T5">$P</text:span><text:span text:style-name="T3">(</text:span><text:span text:style-name="T5">$T</text:span><text:span text:style-name="T3">(@(</text:span><text:span text:style-name="T4">"X"</text:span><text:span text:style-name="T3">_</text:span><text:span text:style-name="T2">DQ</text:span><text:span text:style-name="T3">)),</text:span><text:span text:style-name="T4">" "</text:span><text:span text:style-name="T3">,2,99)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PR <text:span text:style-name="T1">S </text:span><text:span text:style-name="T2">DG</text:span><text:span text:style-name="T3">=</text:span><text:span text:style-name="T2">DV</text:span><text:span text:style-name="T3">,</text:span><text:span text:style-name="T2">Y</text:span><text:span text:style-name="T3">=</text:span><text:span text:style-name="T2">DE</text:span><text:span text:style-name="T3">(</text:span><text:span text:style-name="T2">DQ</text:span><text:span text:style-name="T3">),</text:span><text:span text:style-name="T2">X</text:span><text:span text:style-name="T3">=</text:span><text:span text:style-name="T2">DU </text:span><text:span text:style-name="T5">I $D</text:span><text:span text:style-name="T3">(</text:span><text:span text:style-name="T2">DQ</text:span><text:span text:style-name="T3">(</text:span><text:span text:style-name="T2">DQ</text:span><text:span text:style-name="T3">,2)) </text:span><text:span text:style-name="T5">X </text:span><text:span text:style-name="T2">DQ</text:span><text:span text:style-name="T3">(</text:span><text:span text:style-name="T2">DQ</text:span><text:span text:style-name="T3">,2) </text:span><text:span text:style-name="T5">G </text:span><text:span text:style-name="T6">R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EAD 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9" office:value-type="string" calcext:value-type="string">
            <text:p> <text:span text:style-name="T1">X</text:span><text:span text:style-name="T3">:</text:span><text:span text:style-name="T2">DG</text:span><text:span text:style-name="T3">[</text:span><text:span text:style-name="T4">"D" </text:span><text:span text:style-name="T3">^DD(</text:span><text:span text:style-name="T4">"DD"</text:span><text:span text:style-name="T3">) </text:span><text:span text:style-name="T5">I </text:span><text:span text:style-name="T2">DG</text:span><text:span text:style-name="T3">[</text:span><text:span text:style-name="T4">"S"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X</text:span><text:span text:style-name="T3">,</text:span><text:span text:style-name="T4">";"</text:span><text:span text:style-name="T3">_</text:span><text:span text:style-name="T2">Y</text:span><text:span text:style-name="T3">_</text:span><text:span text:style-name="T4">":"</text:span><text:span text:style-name="T3">,2),</text:span><text:span text:style-name="T4">";"</text:span><text:span text:style-name="T3">) </text:span><text:span text:style-name="T5">S</text:span><text:span text:style-name="T3">:</text:span><text:span text:style-name="T2">%</text:span><text:span text:style-name="T3">]</text:span><text:span text:style-name="T4">"" </text:span><text:span text:style-name="T2">Y</text:span><text:span text:style-name="T3">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AC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AC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AE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AE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KILL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K </text:span><text:span text:style-name="T3">^APSPQA(32.4,</text:span><text:span text:style-name="T4">"A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3">^APSPQA(32.4,</text:span><text:span text:style-name="T4">"AD"</text:span><text:span text:style-name="T3">,</text:span><text:span text:style-name="T5">$E</text:span><text:span text:style-name="T3">(</text:span><text:span text:style-name="T2">X</text:span><text:span text:style-name="T3">,1,30),</text:span><text:span text:style-name="T2">DA</text:span><text:span text:style-name="T3">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DE <text:span text:style-name="T1">S </text:span><text:span text:style-name="T2">DIE</text:span><text:span text:style-name="T3">=</text:span><text:span text:style-name="T4">"^APSPQA(32.4,"</text:span><text:span text:style-name="T3">,</text:span><text:span text:style-name="T2">DIC</text:span><text:span text:style-name="T3">=</text:span><text:span text:style-name="T2">DIE</text:span><text:span text:style-name="T3">,</text:span><text:span text:style-name="T2">DP</text:span><text:span text:style-name="T3">=9009032.4,</text:span><text:span text:style-name="T2">DL</text:span><text:span text:style-name="T3">=1,</text:span><text:span text:style-name="T2">DIEL</text:span><text:span text:style-name="T3">=0,</text:span><text:span text:style-name="T2">DU</text:span><text:span text:style-name="T3">=</text:span><text:span text:style-name="T4">"" </text:span><text:span text:style-name="T5">K </text:span><text:span text:style-name="T2">DG</text:span><text:span text:style-name="T3">,</text:span><text:span text:style-name="T2">DE</text:span><text:span text:style-name="T3">,</text:span><text:span text:style-name="T2">DB </text:span><text:span text:style-name="T5">Q</text:span><text:span text:style-name="T3">:</text:span><text:span text:style-name="T5">$O</text:span><text:span text:style-name="T3">(^APSPQA(32.4,</text:span><text:span text:style-name="T2">DA</text:span><text:span text:style-name="T3">,</text:span><text:span text:style-name="T4">""</text:span><text:span text:style-name="T3">)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I $D</text:span><text:span text:style-name="T3">(^(0)) </text:span><text:span text:style-name="T5">S </text:span><text:span text:style-name="T2">%Z</text:span><text:span text:style-name="T3">=^(0)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8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3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9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7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1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9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2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11)=</text:span><text:span text:style-name="T2">% </text:span><text:span text:style-name="T5">S </text:span><text:span text:style-name="T2">%</text:span><text:span text:style-name="T3">=</text:span><text:span text:style-name="T5">$P</text:span><text:span text:style-name="T3">(</text:span><text:span text:style-name="T2">%Z</text:span><text:span text:style-name="T3">,</text:span><text:span text:style-name="T2">U</text:span><text:span text:style-name="T3">,13) </text:span><text:span text:style-name="T5">S</text:span><text:span text:style-name="T3">:</text:span><text:span text:style-name="T2">%</text:span><text:span text:style-name="T3">]</text:span><text:span text:style-name="T4">"" </text:span><text:span text:style-name="T2">DE</text:span><text:span text:style-name="T3">(13)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B <text:span text:style-name="T1">G </text:span><text:span text:style-name="T3">@</text:span><text:span text:style-name="T2">D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NDITIONAL 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9" office:value-type="string" calcext:value-type="string">
            <text:p> <text:span text:style-name="T1">F </text:span><text:span text:style-name="T2">%</text:span><text:span text:style-name="T3">=1:1 </text:span><text:span text:style-name="T5">S </text:span><text:span text:style-name="T2">Y</text:span><text:span text:style-name="T3">=</text:span><text:span text:style-name="T5">$P</text:span><text:span text:style-name="T3">(</text:span><text:span text:style-name="T2">DU</text:span><text:span text:style-name="T3">,</text:span><text:span text:style-name="T4">";"</text:span><text:span text:style-name="T3">,</text:span><text:span text:style-name="T2">%</text:span><text:span text:style-name="T3">),</text:span><text:span text:style-name="T2">DG</text:span><text:span text:style-name="T3">=</text:span><text:span text:style-name="T5">$F</text:span><text:span text:style-name="T3">(</text:span><text:span text:style-name="T2">Y</text:span><text:span text:style-name="T3">,</text:span><text:span text:style-name="T4">":"</text:span><text:span text:style-name="T3">_</text:span><text:span text:style-name="T2">X</text:span><text:span text:style-name="T3">) </text:span><text:span text:style-name="T5">G </text:span><text:span text:style-name="T6">X</text:span><text:span text:style-name="T3">:</text:span><text:span text:style-name="T2">Y</text:span><text:span text:style-name="T3">=</text:span><text:span text:style-name="T4">"" </text:span><text:span text:style-name="T5">S </text:span><text:span text:style-name="T2">YS</text:span><text:span text:style-name="T3">=</text:span><text:span text:style-name="T2">Y</text:span><text:span text:style-name="T3">,</text:span><text:span text:style-name="T2">Y</text:span><text:span text:style-name="T3">=</text:span><text:span text:style-name="T5">$P</text:span><text:span text:style-name="T3">(</text:span><text:span text:style-name="T2">Y</text:span><text:span text:style-name="T3">,</text:span><text:span text:style-name="T4">":"</text:span><text:span text:style-name="T3">) </text:span><text:span text:style-name="T5">I </text:span><text:span text:style-name="T2">DG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Q</text:span><text:span text:style-name="T3">:</text:span><text:span text:style-name="T2">DG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V <text:span text:style-name="T1">D </text:span><text:span text:style-name="T3">@(</text:span><text:span text:style-name="T4">"X"</text:span><text:span text:style-name="T3">_</text:span><text:span text:style-name="T2">DQ</text:span><text:span text:style-name="T3">) </text:span><text:span text:style-name="T5">K </text:span><text:span text:style-name="T2">YS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*UNKNOW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Z <text:span text:style-name="T1">K </text:span><text:span text:style-name="T2">DIC</text:span><text:span text:style-name="T3">(</text:span><text:span text:style-name="T4">"S"</text:span><text:span text:style-name="T3">),</text:span><text:span text:style-name="T2">DLAYGO </text:span><text:span text:style-name="T5">I $D</text:span><text:span text:style-name="T3">(</text:span><text:span text:style-name="T2">X</text:span><text:span text:style-name="T3">),</text:span><text:span text:style-name="T2">X</text:span><text:span text:style-name="T3">'=</text:span><text:span text:style-name="T2">U </text:span><text:span text:style-name="T5">S </text:span><text:span text:style-name="T2">DG</text:span><text:span text:style-name="T3">(</text:span><text:span text:style-name="T2">DW</text:span><text:span text:style-name="T3">)=</text:span><text:span text:style-name="T2">X </text:span><text:span text:style-name="T5">S</text:span><text:span text:style-name="T3">:</text:span><text:span text:style-name="T2">DV</text:span><text:span text:style-name="T3">[</text:span><text:span text:style-name="T4">"d" </text:span><text:span text:style-name="T3">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=</text:span><text:span text:style-name="T2">X </text:span><text:span text:style-name="T5">G </text:span><text:span text:style-name="T6">A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D <text:span text:style-name="T1">S </text:span><text:span text:style-name="T2">D</text:span><text:span text:style-name="T3">=</text:span><text:span text:style-name="T2">DIFLD</text:span><text:span text:style-name="T3">,</text:span><text:span text:style-name="T2">DQ</text:span><text:span text:style-name="T3">(</text:span><text:span text:style-name="T2">DQ</text:span><text:span text:style-name="T3">)=</text:span><text:span text:style-name="T2">DLB</text:span><text:span text:style-name="T3">_</text:span><text:span text:style-name="T2">U</text:span><text:span text:style-name="T3">_</text:span><text:span text:style-name="T2">DV</text:span><text:span text:style-name="T3">_</text:span><text:span text:style-name="T2">U</text:span><text:span text:style-name="T3">_</text:span><text:span text:style-name="T2">DU</text:span><text:span text:style-name="T3">_</text:span><text:span text:style-name="T2">U</text:span><text:span text:style-name="T3">_</text:span><text:span text:style-name="T2">DW</text:span><text:span text:style-name="T3">_</text:span><text:span text:style-name="T2">U</text:span><text:span text:style-name="T3">_</text:span><text:span text:style-name="T5">$P</text:span><text:span text:style-name="T3">(</text:span><text:span text:style-name="T5">$T</text:span><text:span text:style-name="T3">(@(</text:span><text:span text:style-name="T4">"X"</text:span><text:span text:style-name="T3">_</text:span><text:span text:style-name="T2">DQ</text:span><text:span text:style-name="T3">)),</text:span><text:span text:style-name="T4">" "</text:span><text:span text:style-name="T3">,2,99)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PR <text:span text:style-name="T1">S </text:span><text:span text:style-name="T2">DG</text:span><text:span text:style-name="T3">=</text:span><text:span text:style-name="T2">DV</text:span><text:span text:style-name="T3">,</text:span><text:span text:style-name="T2">Y</text:span><text:span text:style-name="T3">=</text:span><text:span text:style-name="T2">DE</text:span><text:span text:style-name="T3">(</text:span><text:span text:style-name="T2">DQ</text:span><text:span text:style-name="T3">),</text:span><text:span text:style-name="T2">X</text:span><text:span text:style-name="T3">=</text:span><text:span text:style-name="T2">DU </text:span><text:span text:style-name="T5">I $D</text:span><text:span text:style-name="T3">(</text:span><text:span text:style-name="T2">DQ</text:span><text:span text:style-name="T3">(</text:span><text:span text:style-name="T2">DQ</text:span><text:span text:style-name="T3">,2)) </text:span><text:span text:style-name="T5">X </text:span><text:span text:style-name="T2">DQ</text:span><text:span text:style-name="T3">(</text:span><text:span text:style-name="T2">DQ</text:span><text:span text:style-name="T3">,2) </text:span><text:span text:style-name="T5">G </text:span><text:span text:style-name="T6">R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EAD 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9" office:value-type="string" calcext:value-type="string">
            <text:p> <text:span text:style-name="T1">X</text:span><text:span text:style-name="T3">:</text:span><text:span text:style-name="T2">DG</text:span><text:span text:style-name="T3">[</text:span><text:span text:style-name="T4">"D" </text:span><text:span text:style-name="T3">^DD(</text:span><text:span text:style-name="T4">"DD"</text:span><text:span text:style-name="T3">) </text:span><text:span text:style-name="T5">I </text:span><text:span text:style-name="T2">DG</text:span><text:span text:style-name="T3">[</text:span><text:span text:style-name="T4">"S"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X</text:span><text:span text:style-name="T3">,</text:span><text:span text:style-name="T4">";"</text:span><text:span text:style-name="T3">_</text:span><text:span text:style-name="T2">Y</text:span><text:span text:style-name="T3">_</text:span><text:span text:style-name="T4">":"</text:span><text:span text:style-name="T3">,2),</text:span><text:span text:style-name="T4">";"</text:span><text:span text:style-name="T3">) </text:span><text:span text:style-name="T5">S</text:span><text:span text:style-name="T3">:</text:span><text:span text:style-name="T2">%</text:span><text:span text:style-name="T3">]</text:span><text:span text:style-name="T4">"" </text:span><text:span text:style-name="T2">Y</text:span><text:span text:style-name="T3">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DE <text:span text:style-name="T1">S </text:span><text:span text:style-name="T2">DIE</text:span><text:span text:style-name="T3">=</text:span><text:span text:style-name="T4">"^APSPQA(32.4,"</text:span><text:span text:style-name="T3">,</text:span><text:span text:style-name="T2">DIC</text:span><text:span text:style-name="T3">=</text:span><text:span text:style-name="T2">DIE</text:span><text:span text:style-name="T3">,</text:span><text:span text:style-name="T2">DP</text:span><text:span text:style-name="T3">=9009032.4,</text:span><text:span text:style-name="T2">DL</text:span><text:span text:style-name="T3">=1,</text:span><text:span text:style-name="T2">DIEL</text:span><text:span text:style-name="T3">=0,</text:span><text:span text:style-name="T2">DU</text:span><text:span text:style-name="T3">=</text:span><text:span text:style-name="T4">"" </text:span><text:span text:style-name="T5">K </text:span><text:span text:style-name="T2">DG</text:span><text:span text:style-name="T3">,</text:span><text:span text:style-name="T2">DE</text:span><text:span text:style-name="T3">,</text:span><text:span text:style-name="T2">DB </text:span><text:span text:style-name="T5">Q</text:span><text:span text:style-name="T3">:</text:span><text:span text:style-name="T5">$O</text:span><text:span text:style-name="T3">(^APSPQA(32.4,</text:span><text:span text:style-name="T2">DA</text:span><text:span text:style-name="T3">,</text:span><text:span text:style-name="T4">""</text:span><text:span text:style-name="T3">))=</text:span><text:span text:style-name="T4">"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B <text:span text:style-name="T1">G </text:span><text:span text:style-name="T3">@</text:span><text:span text:style-name="T2">D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X</text:span><text:span text:style-name="T3">=</text:span><text:span text:style-name="T4">" "</text:span><text:span text:style-name="T3">,</text:span><text:span text:style-name="T2">DV</text:span><text:span text:style-name="T3">[</text:span><text:span text:style-name="T4">"d"</text:span><text:span text:style-name="T3">,</text:span><text:span text:style-name="T2">DV</text:span><text:span text:style-name="T3">'[</text:span><text:span text:style-name="T4">"P"</text:span><text:span text:style-name="T3">,</text:span><text:span text:style-name="T5">$D</text:span><text:span text:style-name="T3">(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) </text:span><text:span text:style-name="T5">S </text:span><text:span text:style-name="T2">X</text:span><text:span text:style-name="T3">=^(</text:span><text:span text:style-name="T2">DLB</text:span><text:span text:style-name="T3">) </text:span><text:span text:style-name="T5">I </text:span><text:span text:style-name="T2">DV</text:span><text:span text:style-name="T3">'[</text:span><text:span text:style-name="T4">"D"</text:span><text:span text:style-name="T3">,</text:span><text:span text:style-name="T2">DV</text:span><text:span text:style-name="T3">'[</text:span><text:span text:style-name="T4">"S" </text:span><text:span text:style-name="T5">W </text:span><text:span text:style-name="T4">"  "</text:span><text:span text:style-name="T3">_</text:span><text:span text:style-name="T2">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ONDITIONAL 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05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T <text:span text:style-name="T1">G </text:span><text:span text:style-name="T6">M</text:span><text:span text:style-name="T3">^DIE17:</text:span><text:span text:style-name="T2">DV</text:span><text:span text:style-name="T3">,^DIE3:</text:span><text:span text:style-name="T2">DV</text:span><text:span text:style-name="T3">[</text:span><text:span text:style-name="T4">"V"</text:span><text:span text:style-name="T3">,</text:span><text:span text:style-name="T6">P</text:span><text:span text:style-name="T3">:</text:span><text:span text:style-name="T2">DV</text:span><text:span text:style-name="T3">'[</text:span><text:span text:style-name="T4">"S" </text:span><text:span text:style-name="T5">X</text:span><text:span text:style-name="T3">:</text:span><text:span text:style-name="T5">$D</text:span><text:span text:style-name="T3">(^DD(</text:span><text:span text:style-name="T2">DP</text:span><text:span text:style-name="T3">,</text:span><text:span text:style-name="T2">DIFLD</text:span><text:span text:style-name="T3">,12.1)) ^(12.1)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DU</text:span><text:span text:style-name="T3">,</text:span><text:span text:style-name="T4">";"</text:span><text:span text:style-name="T3">_</text:span><text:span text:style-name="T2">X</text:span><text:span text:style-name="T3">_</text:span><text:span text:style-name="T4">":"</text:span><text:span text:style-name="T3">,2),</text:span><text:span text:style-name="T4">";"</text:span><text:span text:style-name="T3">),</text:span><text:span text:style-name="T2">Y</text:span><text:span text:style-name="T3">=</text:span><text:span text:style-name="T2">X </text:span><text:span text:style-name="T5">I </text:span><text:span text:style-name="T2">%</text:span><text:span text:style-name="T3">]</text:span><text:span text:style-name="T4">""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W</text:span><text:span text:style-name="T3">:'</text:span><text:span text:style-name="T5">$D</text:span><text:span text:style-name="T3">(</text:span><text:span text:style-name="T2">DB</text:span><text:span text:style-name="T3">(</text:span><text:span text:style-name="T2">DQ</text:span><text:span text:style-name="T3">)) </text:span><text:span text:style-name="T4">"  "</text:span><text:span text:style-name="T3">_</text:span><text:span text:style-name="T2">% </text:span><text:span text:style-name="T5">G </text:span><text:span text:style-name="T6">V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9" office:value-type="string" calcext:value-type="string">
            <text:p> <text:span text:style-name="T1">F </text:span><text:span text:style-name="T2">%</text:span><text:span text:style-name="T3">=1:1 </text:span><text:span text:style-name="T5">S </text:span><text:span text:style-name="T2">Y</text:span><text:span text:style-name="T3">=</text:span><text:span text:style-name="T5">$P</text:span><text:span text:style-name="T3">(</text:span><text:span text:style-name="T2">DU</text:span><text:span text:style-name="T3">,</text:span><text:span text:style-name="T4">";"</text:span><text:span text:style-name="T3">,</text:span><text:span text:style-name="T2">%</text:span><text:span text:style-name="T3">),</text:span><text:span text:style-name="T2">DG</text:span><text:span text:style-name="T3">=</text:span><text:span text:style-name="T5">$F</text:span><text:span text:style-name="T3">(</text:span><text:span text:style-name="T2">Y</text:span><text:span text:style-name="T3">,</text:span><text:span text:style-name="T4">":"</text:span><text:span text:style-name="T3">_</text:span><text:span text:style-name="T2">X</text:span><text:span text:style-name="T3">) </text:span><text:span text:style-name="T5">G </text:span><text:span text:style-name="T6">X</text:span><text:span text:style-name="T3">:</text:span><text:span text:style-name="T2">Y</text:span><text:span text:style-name="T3">=</text:span><text:span text:style-name="T4">"" </text:span><text:span text:style-name="T5">S </text:span><text:span text:style-name="T2">YS</text:span><text:span text:style-name="T3">=</text:span><text:span text:style-name="T2">Y</text:span><text:span text:style-name="T3">,</text:span><text:span text:style-name="T2">Y</text:span><text:span text:style-name="T3">=</text:span><text:span text:style-name="T5">$P</text:span><text:span text:style-name="T3">(</text:span><text:span text:style-name="T2">Y</text:span><text:span text:style-name="T3">,</text:span><text:span text:style-name="T4">":"</text:span><text:span text:style-name="T3">) </text:span><text:span text:style-name="T5">I </text:span><text:span text:style-name="T2">DG </text:span><text:span text:style-name="T5">X</text:span><text:span text:style-name="T3">:</text:span><text:span text:style-name="T5">$D</text:span><text:span text:style-name="T3">(</text:span><text:span text:style-name="T2">DIC</text:span><text:span text:style-name="T3">(</text:span><text:span text:style-name="T4">"S"</text:span><text:span text:style-name="T3">)) </text:span><text:span text:style-name="T2">DIC</text:span><text:span text:style-name="T3">(</text:span><text:span text:style-name="T4">"S"</text:span><text:span text:style-name="T3">) </text:span><text:span text:style-name="T5">I  Q</text:span><text:span text:style-name="T3">:</text:span><text:span text:style-name="T2">DG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05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DP,</text:p>
          </table:table-cell>
          <table:table-cell table:style-name="ce7"/>
          <table:table-cell table:style-name="ce8" office:value-type="string" calcext:value-type="string">
            <text:p>V <text:span text:style-name="T1">D </text:span><text:span text:style-name="T3">@(</text:span><text:span text:style-name="T4">"X"</text:span><text:span text:style-name="T3">_</text:span><text:span text:style-name="T2">DQ</text:span><text:span text:style-name="T3">) </text:span><text:span text:style-name="T5">K </text:span><text:span text:style-name="T2">YS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*UNKNOW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Z <text:span text:style-name="T1">K </text:span><text:span text:style-name="T2">DIC</text:span><text:span text:style-name="T3">(</text:span><text:span text:style-name="T4">"S"</text:span><text:span text:style-name="T3">),</text:span><text:span text:style-name="T2">DLAYGO </text:span><text:span text:style-name="T5">I $D</text:span><text:span text:style-name="T3">(</text:span><text:span text:style-name="T2">X</text:span><text:span text:style-name="T3">),</text:span><text:span text:style-name="T2">X</text:span><text:span text:style-name="T3">'=</text:span><text:span text:style-name="T2">U </text:span><text:span text:style-name="T5">S </text:span><text:span text:style-name="T2">DG</text:span><text:span text:style-name="T3">(</text:span><text:span text:style-name="T2">DW</text:span><text:span text:style-name="T3">)=</text:span><text:span text:style-name="T2">X </text:span><text:span text:style-name="T5">S</text:span><text:span text:style-name="T3">:</text:span><text:span text:style-name="T2">DV</text:span><text:span text:style-name="T3">[</text:span><text:span text:style-name="T4">"d" </text:span><text:span text:style-name="T3">^DISV(</text:span><text:span text:style-name="T2">DUZ</text:span><text:span text:style-name="T3">,</text:span><text:span text:style-name="T4">"DIE"</text:span><text:span text:style-name="T3">,</text:span><text:span text:style-name="T2">DLB</text:span><text:span text:style-name="T3">)=</text:span><text:span text:style-name="T2">X </text:span><text:span text:style-name="T5">G </text:span><text:span text:style-name="T6">A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D <text:span text:style-name="T1">S </text:span><text:span text:style-name="T2">D</text:span><text:span text:style-name="T3">=</text:span><text:span text:style-name="T2">DIFLD</text:span><text:span text:style-name="T3">,</text:span><text:span text:style-name="T2">DQ</text:span><text:span text:style-name="T3">(</text:span><text:span text:style-name="T2">DQ</text:span><text:span text:style-name="T3">)=</text:span><text:span text:style-name="T2">DLB</text:span><text:span text:style-name="T3">_</text:span><text:span text:style-name="T2">U</text:span><text:span text:style-name="T3">_</text:span><text:span text:style-name="T2">DV</text:span><text:span text:style-name="T3">_</text:span><text:span text:style-name="T2">U</text:span><text:span text:style-name="T3">_</text:span><text:span text:style-name="T2">DU</text:span><text:span text:style-name="T3">_</text:span><text:span text:style-name="T2">U</text:span><text:span text:style-name="T3">_</text:span><text:span text:style-name="T2">DW</text:span><text:span text:style-name="T3">_</text:span><text:span text:style-name="T2">U</text:span><text:span text:style-name="T3">_</text:span><text:span text:style-name="T5">$P</text:span><text:span text:style-name="T3">(</text:span><text:span text:style-name="T5">$T</text:span><text:span text:style-name="T3">(@(</text:span><text:span text:style-name="T4">"X"</text:span><text:span text:style-name="T3">_</text:span><text:span text:style-name="T2">DQ</text:span><text:span text:style-name="T3">)),</text:span><text:span text:style-name="T4">" "</text:span><text:span text:style-name="T3">,2,99)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ISV(DUZ,</text:p>
          </table:table-cell>
          <table:table-cell table:style-name="ce7"/>
          <table:table-cell table:style-name="ce8" office:value-type="string" calcext:value-type="string">
            <text:p>PR <text:span text:style-name="T1">S </text:span><text:span text:style-name="T2">DG</text:span><text:span text:style-name="T3">=</text:span><text:span text:style-name="T2">DV</text:span><text:span text:style-name="T3">,</text:span><text:span text:style-name="T2">Y</text:span><text:span text:style-name="T3">=</text:span><text:span text:style-name="T2">DE</text:span><text:span text:style-name="T3">(</text:span><text:span text:style-name="T2">DQ</text:span><text:span text:style-name="T3">),</text:span><text:span text:style-name="T2">X</text:span><text:span text:style-name="T3">=</text:span><text:span text:style-name="T2">DU </text:span><text:span text:style-name="T5">I $D</text:span><text:span text:style-name="T3">(</text:span><text:span text:style-name="T2">DQ</text:span><text:span text:style-name="T3">(</text:span><text:span text:style-name="T2">DQ</text:span><text:span text:style-name="T3">,2)) </text:span><text:span text:style-name="T5">X </text:span><text:span text:style-name="T2">DQ</text:span><text:span text:style-name="T3">(</text:span><text:span text:style-name="T2">DQ</text:span><text:span text:style-name="T3">,2) </text:span><text:span text:style-name="T5">G </text:span><text:span text:style-name="T6">R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0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EAD PIECE</text:p>
          </table:table-cell>
          <table:table-cell table:style-name="ce5" office:value-type="string" calcext:value-type="string">
            <text:p>^DD(X,</text:p>
          </table:table-cell>
          <table:table-cell table:style-name="ce7"/>
          <table:table-cell table:style-name="ce8" office:value-type="string" calcext:value-type="string">
            <text:p>R <text:span text:style-name="T1">I </text:span><text:span text:style-name="T2">DG</text:span><text:span text:style-name="T3">[</text:span><text:span text:style-name="T4">"P"</text:span><text:span text:style-name="T3">,@(</text:span><text:span text:style-name="T4">"$D(^"</text:span><text:span text:style-name="T3">_</text:span><text:span text:style-name="T2">X</text:span><text:span text:style-name="T3">_</text:span><text:span text:style-name="T4">"0))"</text:span><text:span text:style-name="T3">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,</text:span><text:span text:style-name="T2">X</text:span><text:span text:style-name="T3">=</text:span><text:span text:style-name="T5">$P</text:span><text:span text:style-name="T3">(^DD(</text:span><text:span text:style-name="T2">X</text:span><text:span text:style-name="T3">,.01,0),</text:span><text:span text:style-name="T2">U</text:span><text:span text:style-name="T3">,3),</text:span><text:span text:style-name="T2">DG</text:span><text:span text:style-name="T3">=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0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+X,</text:p>
          </table:table-cell>
          <table:table-cell table:style-name="ce7"/>
          <table:table-cell table:style-name="ce9" office:value-type="string" calcext:value-type="string">
            <text:p> <text:span text:style-name="T1">I </text:span><text:span text:style-name="T2">DG</text:span><text:span text:style-name="T3">[</text:span><text:span text:style-name="T4">"V"</text:span><text:span text:style-name="T3">,+</text:span><text:span text:style-name="T2">Y</text:span><text:span text:style-name="T3">,</text:span><text:span text:style-name="T5">$P</text:span><text:span text:style-name="T3">(</text:span><text:span text:style-name="T2">Y</text:span><text:span text:style-name="T3">,</text:span><text:span text:style-name="T4">";"</text:span><text:span text:style-name="T3">,2)[</text:span><text:span text:style-name="T4">"("</text:span><text:span text:style-name="T3">,</text:span><text:span text:style-name="T5">$D</text:span><text:span text:style-name="T3">(@(</text:span><text:span text:style-name="T2">U</text:span><text:span text:style-name="T3">_</text:span><text:span text:style-name="T5">$P</text:span><text:span text:style-name="T3">(</text:span><text:span text:style-name="T2">Y</text:span><text:span text:style-name="T3">,</text:span><text:span text:style-name="T4">";"</text:span><text:span text:style-name="T3">,2)_</text:span><text:span text:style-name="T4">"0)"</text:span><text:span text:style-name="T3">)) </text:span><text:span text:style-name="T5">S </text:span><text:span text:style-name="T2">X</text:span><text:span text:style-name="T3">=+</text:span><text:span text:style-name="T5">$P</text:span><text:span text:style-name="T3">(^(0),</text:span><text:span text:style-name="T2">U</text:span><text:span text:style-name="T3">,2) </text:span><text:span text:style-name="T5">G </text:span><text:span text:style-name="T6">RP</text:span><text:span text:style-name="T3">:'</text:span><text:span text:style-name="T5">$D</text:span><text:span text:style-name="T3">(^(+</text:span><text:span text:style-name="T2">Y</text:span><text:span text:style-name="T3">,0)) </text:span><text:span text:style-name="T5">S </text:span><text:span text:style-name="T2">Y</text:span><text:span text:style-name="T3">=</text:span><text:span text:style-name="T5">$P</text:span><text:span text:style-name="T3">(^(0),</text:span><text:span text:style-name="T2">U</text:span><text:span text:style-name="T3">) </text:span><text:span text:style-name="T5">I $D</text:span><text:span text:style-name="T3">(^DD(+</text:span><text:span text:style-name="T2">X</text:span><text:span text:style-name="T3">,.01,0)) </text:span><text:span text:style-name="T5">S </text:span><text:span text:style-name="T2">DG</text:span><text:span text:style-name="T3">=</text:span><text:span text:style-name="T5">$P</text:span><text:span text:style-name="T3">(^(0),</text:span><text:span text:style-name="T2">U</text:span><text:span text:style-name="T3">,2),</text:span><text:span text:style-name="T2">X</text:span><text:span text:style-name="T3">=</text:span><text:span text:style-name="T5">$P</text:span><text:span text:style-name="T3">(^(0),</text:span><text:span text:style-name="T2">U</text:span><text:span text:style-name="T3">,3) </text:span><text:span text:style-name="T5">G </text:span><text:span text:style-name="T6">R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05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9" office:value-type="string" calcext:value-type="string">
            <text:p> <text:span text:style-name="T1">X</text:span><text:span text:style-name="T3">:</text:span><text:span text:style-name="T2">DG</text:span><text:span text:style-name="T3">[</text:span><text:span text:style-name="T4">"D" </text:span><text:span text:style-name="T3">^DD(</text:span><text:span text:style-name="T4">"DD"</text:span><text:span text:style-name="T3">) </text:span><text:span text:style-name="T5">I </text:span><text:span text:style-name="T2">DG</text:span><text:span text:style-name="T3">[</text:span><text:span text:style-name="T4">"S" </text:span><text:span text:style-name="T5">S </text:span><text:span text:style-name="T2">%</text:span><text:span text:style-name="T3">=</text:span><text:span text:style-name="T5">$P</text:span><text:span text:style-name="T3">(</text:span><text:span text:style-name="T5">$P</text:span><text:span text:style-name="T3">(</text:span><text:span text:style-name="T4">";"</text:span><text:span text:style-name="T3">_</text:span><text:span text:style-name="T2">X</text:span><text:span text:style-name="T3">,</text:span><text:span text:style-name="T4">";"</text:span><text:span text:style-name="T3">_</text:span><text:span text:style-name="T2">Y</text:span><text:span text:style-name="T3">_</text:span><text:span text:style-name="T4">":"</text:span><text:span text:style-name="T3">,2),</text:span><text:span text:style-name="T4">";"</text:span><text:span text:style-name="T3">) </text:span><text:span text:style-name="T5">S</text:span><text:span text:style-name="T3">:</text:span><text:span text:style-name="T2">%</text:span><text:span text:style-name="T3">]</text:span><text:span text:style-name="T4">"" </text:span><text:span text:style-name="T2">Y</text:span><text:span text:style-name="T3">=</text:span><text:span text:style-name="T2">%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8" office:value-type="string" calcext:value-type="string">
            <text:p>T <text:span text:style-name="T1">W</text:span><text:span text:style-name="T3">:</text:span><text:span text:style-name="T5">$X </text:span><text:span text:style-name="T3">! </text:span><text:span text:style-name="T5">I </text:span><text:span text:style-name="T3">'</text:span><text:span text:style-name="T5">$D</text:span><text:span text:style-name="T3">(</text:span><text:span text:style-name="T2">DIOT</text:span><text:span text:style-name="T3">(2)),</text:span><text:span text:style-name="T2">DN</text:span><text:span text:style-name="T3">,</text:span><text:span text:style-name="T5">$D</text:span><text:span text:style-name="T3">(</text:span><text:span text:style-name="T2">IOSL</text:span><text:span text:style-name="T3">),</text:span><text:span text:style-name="T5">$S</text:span><text:span text:style-name="T3">('</text:span><text:span text:style-name="T5">$D</text:span><text:span text:style-name="T3">(</text:span><text:span text:style-name="T2">DIWF</text:span><text:span text:style-name="T3">):1,</text:span><text:span text:style-name="T5">$P</text:span><text:span text:style-name="T3">(</text:span><text:span text:style-name="T2">DIWF</text:span><text:span text:style-name="T3">,</text:span><text:span text:style-name="T4">"B"</text:span><text:span text:style-name="T3">,2):</text:span><text:span text:style-name="T5">$P</text:span><text:span text:style-name="T3">(</text:span><text:span text:style-name="T2">DIWF</text:span><text:span text:style-name="T3">,</text:span><text:span text:style-name="T4">"B"</text:span><text:span text:style-name="T3">,2),1:1)+</text:span><text:span text:style-name="T5">$Y</text:span><text:span text:style-name="T3">'&lt;</text:span><text:span text:style-name="T2">IOSL</text:span><text:span text:style-name="T3">,</text:span><text:span text:style-name="T5">$D</text:span><text:span text:style-name="T3">(^UTILITY(</text:span><text:span text:style-name="T5">$J</text:span><text:span text:style-name="T3">,1))#2,^(1)?1</text:span><text:span text:style-name="T7">U</text:span><text:span text:style-name="T3">1</text:span><text:span text:style-name="T7">P</text:span><text:span text:style-name="T3">1</text:span><text:span text:style-name="T7">E</text:span><text:span text:style-name="T3">.</text:span><text:span text:style-name="T7">E </text:span><text:span text:style-name="T5">X </text:span><text:span text:style-name="T3">^(1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8" office:value-type="string" calcext:value-type="string">
            <text:p>T <text:span text:style-name="T1">W</text:span><text:span text:style-name="T3">:</text:span><text:span text:style-name="T5">$X </text:span><text:span text:style-name="T3">! </text:span><text:span text:style-name="T5">I </text:span><text:span text:style-name="T3">'</text:span><text:span text:style-name="T5">$D</text:span><text:span text:style-name="T3">(</text:span><text:span text:style-name="T2">DIOT</text:span><text:span text:style-name="T3">(2)),</text:span><text:span text:style-name="T2">DN</text:span><text:span text:style-name="T3">,</text:span><text:span text:style-name="T5">$D</text:span><text:span text:style-name="T3">(</text:span><text:span text:style-name="T2">IOSL</text:span><text:span text:style-name="T3">),</text:span><text:span text:style-name="T5">$S</text:span><text:span text:style-name="T3">('</text:span><text:span text:style-name="T5">$D</text:span><text:span text:style-name="T3">(</text:span><text:span text:style-name="T2">DIWF</text:span><text:span text:style-name="T3">):1,</text:span><text:span text:style-name="T5">$P</text:span><text:span text:style-name="T3">(</text:span><text:span text:style-name="T2">DIWF</text:span><text:span text:style-name="T3">,</text:span><text:span text:style-name="T4">"B"</text:span><text:span text:style-name="T3">,2):</text:span><text:span text:style-name="T5">$P</text:span><text:span text:style-name="T3">(</text:span><text:span text:style-name="T2">DIWF</text:span><text:span text:style-name="T3">,</text:span><text:span text:style-name="T4">"B"</text:span><text:span text:style-name="T3">,2),1:1)+</text:span><text:span text:style-name="T5">$Y</text:span><text:span text:style-name="T3">'&lt;</text:span><text:span text:style-name="T2">IOSL</text:span><text:span text:style-name="T3">,</text:span><text:span text:style-name="T5">$D</text:span><text:span text:style-name="T3">(^UTILITY(</text:span><text:span text:style-name="T5">$J</text:span><text:span text:style-name="T3">,1))#2,^(1)?1</text:span><text:span text:style-name="T7">U</text:span><text:span text:style-name="T3">1</text:span><text:span text:style-name="T7">P</text:span><text:span text:style-name="T3">1</text:span><text:span text:style-name="T7">E</text:span><text:span text:style-name="T3">.</text:span><text:span text:style-name="T7">E </text:span><text:span text:style-name="T5">X </text:span><text:span text:style-name="T3">^(1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DD("DD",</text:p>
          </table:table-cell>
          <table:table-cell table:style-name="ce7"/>
          <table:table-cell table:style-name="ce8" office:value-type="string" calcext:value-type="string">
            <text:p>M <text:span text:style-name="T1">D </text:span><text:span text:style-name="T3">@</text:span><text:span text:style-name="T2">DIX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DIPT(3071,</text:p>
          </table:table-cell>
          <table:table-cell table:style-name="ce5" office:value-type="string" calcext:value-type="string">
            <text:p>PRINT TEMPLATE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DXS</text:span><text:span text:style-name="T3">)&lt;9 </text:span><text:span text:style-name="T5">F </text:span><text:span text:style-name="T2">X</text:span><text:span text:style-name="T3">=0:0 </text:span><text:span text:style-name="T5">S </text:span><text:span text:style-name="T2">X</text:span><text:span text:style-name="T3">=</text:span><text:span text:style-name="T5">$O</text:span><text:span text:style-name="T3">(^DIPT(3071,</text:span><text:span text:style-name="T4">"DXS"</text:span><text:span text:style-name="T3">,</text:span><text:span text:style-name="T2">X</text:span><text:span text:style-name="T3">)) </text:span><text:span text:style-name="T5">Q</text:span><text:span text:style-name="T3">:'</text:span><text:span text:style-name="T2">X  </text:span><text:span text:style-name="T5">S </text:span><text:span text:style-name="T2">Y</text:span><text:span text:style-name="T3">=</text:span><text:span text:style-name="T5">$O</text:span><text:span text:style-name="T3">(^(</text:span><text:span text:style-name="T2">X</text:span><text:span text:style-name="T3">,</text:span><text:span text:style-name="T4">""</text:span><text:span text:style-name="T3">)) </text:span><text:span text:style-name="T5">F </text:span><text:span text:style-name="T2">X</text:span><text:span text:style-name="T3">=</text:span><text:span text:style-name="T2">X</text:span><text:span text:style-name="T3">:0 </text:span><text:span text:style-name="T5">Q</text:span><text:span text:style-name="T3">:</text:span><text:span text:style-name="T2">Y</text:span><text:span text:style-name="T3">=</text:span><text:span text:style-name="T4">""  </text:span><text:span text:style-name="T5">S </text:span><text:span text:style-name="T2">DXS</text:span><text:span text:style-name="T3">(</text:span><text:span text:style-name="T2">X</text:span><text:span text:style-name="T3">,</text:span><text:span text:style-name="T2">Y</text:span><text:span text:style-name="T3">)=^(</text:span><text:span text:style-name="T2">Y</text:span><text:span text:style-name="T3">),</text:span><text:span text:style-name="T2">Y</text:span><text:span text:style-name="T3">=</text:span><text:span text:style-name="T5">$O</text:span><text:span text:style-name="T3">(^(</text:span><text:span text:style-name="T2">Y</text:span><text:span text:style-name="T3">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IPT(3071,</text:p>
          </table:table-cell>
          <table:table-cell table:style-name="ce5" office:value-type="string" calcext:value-type="string">
            <text:p>PRINT TEMPLATE</text:p>
          </table:table-cell>
          <table:table-cell table:style-name="ce9" office:value-type="string" calcext:value-type="string">
            <text:p> <text:span text:style-name="T1">I $D</text:span><text:span text:style-name="T3">(</text:span><text:span text:style-name="T2">DXS</text:span><text:span text:style-name="T3">)&lt;9 </text:span><text:span text:style-name="T5">F </text:span><text:span text:style-name="T2">X</text:span><text:span text:style-name="T3">=0:0 </text:span><text:span text:style-name="T5">S </text:span><text:span text:style-name="T2">X</text:span><text:span text:style-name="T3">=</text:span><text:span text:style-name="T5">$O</text:span><text:span text:style-name="T3">(^DIPT(3071,</text:span><text:span text:style-name="T4">"DXS"</text:span><text:span text:style-name="T3">,</text:span><text:span text:style-name="T2">X</text:span><text:span text:style-name="T3">)) </text:span><text:span text:style-name="T5">Q</text:span><text:span text:style-name="T3">:'</text:span><text:span text:style-name="T2">X  </text:span><text:span text:style-name="T5">S </text:span><text:span text:style-name="T2">Y</text:span><text:span text:style-name="T3">=</text:span><text:span text:style-name="T5">$O</text:span><text:span text:style-name="T3">(^(</text:span><text:span text:style-name="T2">X</text:span><text:span text:style-name="T3">,</text:span><text:span text:style-name="T4">""</text:span><text:span text:style-name="T3">)) </text:span><text:span text:style-name="T5">F </text:span><text:span text:style-name="T2">X</text:span><text:span text:style-name="T3">=</text:span><text:span text:style-name="T2">X</text:span><text:span text:style-name="T3">:0 </text:span><text:span text:style-name="T5">Q</text:span><text:span text:style-name="T3">:</text:span><text:span text:style-name="T2">Y</text:span><text:span text:style-name="T3">=</text:span><text:span text:style-name="T4">""  </text:span><text:span text:style-name="T5">S </text:span><text:span text:style-name="T2">DXS</text:span><text:span text:style-name="T3">(</text:span><text:span text:style-name="T2">X</text:span><text:span text:style-name="T3">,</text:span><text:span text:style-name="T2">Y</text:span><text:span text:style-name="T3">)=^(</text:span><text:span text:style-name="T2">Y</text:span><text:span text:style-name="T3">),</text:span><text:span text:style-name="T2">Y</text:span><text:span text:style-name="T3">=</text:span><text:span text:style-name="T5">$O</text:span><text:span text:style-name="T3">(^(</text:span><text:span text:style-name="T2">Y</text:span><text:span text:style-name="T3">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0)) </text:span><text:span text:style-name="T5">D </text:span><text:span text:style-name="T6">N</text:span><text:span text:style-name="T3">:</text:span><text:span text:style-name="T5">$X</text:span><text:span text:style-name="T3">&gt;19 </text:span><text:span text:style-name="T5">Q</text:span><text:span text:style-name="T3">:'</text:span><text:span text:style-name="T2">DN  </text:span><text:span text:style-name="T5">W </text:span><text:span text:style-name="T3">?19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1) </text:span><text:span text:style-name="T5">D </text:span><text:span text:style-name="T6">DT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DPT(Y,</text:p>
          </table:table-cell>
          <table:table-cell table:style-name="ce5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49 </text:span><text:span text:style-name="T5">Q</text:span><text:span text:style-name="T3">:'</text:span><text:span text:style-name="T2">DN  </text:span><text:span text:style-name="T5">W </text:span><text:span text:style-name="T3">?49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2) </text:span><text:span text:style-name="T5">S</text:span><text:span text:style-name="T3">:</text:span><text:span text:style-name="T2">Y</text:span><text:span text:style-name="T3">]</text:span><text:span text:style-name="T4">"" </text:span><text:span text:style-name="T2">N</text:span><text:span text:style-name="T3">(1)=</text:span><text:span text:style-name="T2">N</text:span><text:span text:style-name="T3">(1)+1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DPT(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25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DPT(Y,</text:p>
          </table:table-cell>
          <table:table-cell table:style-name="ce5" office:value-type="string" calcext:value-type="string">
            <text:p>PATIENT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49 </text:span><text:span text:style-name="T5">Q</text:span><text:span text:style-name="T3">:'</text:span><text:span text:style-name="T2">DN  </text:span><text:span text:style-name="T5">W </text:span><text:span text:style-name="T3">?49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2) </text:span><text:span text:style-name="T5">S</text:span><text:span text:style-name="T3">:</text:span><text:span text:style-name="T2">Y</text:span><text:span text:style-name="T3">]</text:span><text:span text:style-name="T4">"" </text:span><text:span text:style-name="T2">N</text:span><text:span text:style-name="T3">(1)=</text:span><text:span text:style-name="T2">N</text:span><text:span text:style-name="T3">(1)+1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DPT(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25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VA(200,</text:p>
          </table:table-cell>
          <table:table-cell table:style-name="ce5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10 </text:span><text:span text:style-name="T5">Q</text:span><text:span text:style-name="T3">:'</text:span><text:span text:style-name="T2">DN  </text:span><text:span text:style-name="T5">W </text:span><text:span text:style-name="T3">?10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3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VA(200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28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VA(200,</text:p>
          </table:table-cell>
          <table:table-cell table:style-name="ce5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10 </text:span><text:span text:style-name="T5">Q</text:span><text:span text:style-name="T3">:'</text:span><text:span text:style-name="T2">DN  </text:span><text:span text:style-name="T5">W </text:span><text:span text:style-name="T3">?10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3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VA(200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28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VA(200,</text:p>
          </table:table-cell>
          <table:table-cell table:style-name="ce5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52 </text:span><text:span text:style-name="T5">Q</text:span><text:span text:style-name="T3">:'</text:span><text:span text:style-name="T2">DN  </text:span><text:span text:style-name="T5">W </text:span><text:span text:style-name="T3">?52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4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VA(200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20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VA(200,</text:p>
          </table:table-cell>
          <table:table-cell table:style-name="ce5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52 </text:span><text:span text:style-name="T5">Q</text:span><text:span text:style-name="T3">:'</text:span><text:span text:style-name="T2">DN  </text:span><text:span text:style-name="T5">W </text:span><text:span text:style-name="T3">?52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4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VA(200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20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PSDRUG(Y,</text:p>
          </table:table-cell>
          <table:table-cell table:style-name="ce5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6 </text:span><text:span text:style-name="T5">Q</text:span><text:span text:style-name="T3">:'</text:span><text:span text:style-name="T2">DN  </text:span><text:span text:style-name="T5">W </text:span><text:span text:style-name="T3">?6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5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PSDRUG(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30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PSDRUG(Y,</text:p>
          </table:table-cell>
          <table:table-cell table:style-name="ce5" office:value-type="string" calcext:value-type="string">
            <text:p>DRUG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6 </text:span><text:span text:style-name="T5">Q</text:span><text:span text:style-name="T3">:'</text:span><text:span text:style-name="T2">DN  </text:span><text:span text:style-name="T5">W </text:span><text:span text:style-name="T3">?6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5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PSDRUG(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30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1,</text:span><text:span text:style-name="T2">J</text:span><text:span text:style-name="T3">(1)=9009032.411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1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74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A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1,</text:span><text:span text:style-name="T2">J</text:span><text:span text:style-name="T3">(1)=9009032.411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1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74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A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11,</text:span><text:span text:style-name="T2">D1</text:span><text:span text:style-name="T3">,0)) </text:span><text:span text:style-name="T5">S </text:span><text:span text:style-name="T2">DIWL</text:span><text:span text:style-name="T3">=1,</text:span><text:span text:style-name="T2">DIWR</text:span><text:span text:style-name="T3">=78 </text:span><text:span text:style-name="T5">D </text:span><text:span text:style-name="T3">^DIW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1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APSPQA(32.5,</text:p>
          </table:table-cell>
          <table:table-cell table:style-name="ce5" office:value-type="string" calcext:value-type="string">
            <text:p>APSP INTERVENTION RECOMMENDA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0)) </text:span><text:span text:style-name="T5">D </text:span><text:span text:style-name="T6">N</text:span><text:span text:style-name="T3">:</text:span><text:span text:style-name="T5">$X</text:span><text:span text:style-name="T3">&gt;16 </text:span><text:span text:style-name="T5">Q</text:span><text:span text:style-name="T3">:'</text:span><text:span text:style-name="T2">DN  </text:span><text:span text:style-name="T5">W </text:span><text:span text:style-name="T3">?16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8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APSPQA(32.5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50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1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5,</text:p>
          </table:table-cell>
          <table:table-cell table:style-name="ce5" office:value-type="string" calcext:value-type="string">
            <text:p>APSP INTERVENTION RECOMMENDA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0)) </text:span><text:span text:style-name="T5">D </text:span><text:span text:style-name="T6">N</text:span><text:span text:style-name="T3">:</text:span><text:span text:style-name="T5">$X</text:span><text:span text:style-name="T3">&gt;16 </text:span><text:span text:style-name="T5">Q</text:span><text:span text:style-name="T3">:'</text:span><text:span text:style-name="T2">DN  </text:span><text:span text:style-name="T5">W </text:span><text:span text:style-name="T3">?16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8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APSPQA(32.5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50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1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5,</text:p>
          </table:table-cell>
          <table:table-cell table:style-name="ce5" office:value-type="string" calcext:value-type="string">
            <text:p>APSP INTERVENTION RECOMMENDA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0)) </text:span><text:span text:style-name="T5">D </text:span><text:span text:style-name="T6">N</text:span><text:span text:style-name="T3">:</text:span><text:span text:style-name="T5">$X</text:span><text:span text:style-name="T3">&gt;16 </text:span><text:span text:style-name="T5">Q</text:span><text:span text:style-name="T3">:'</text:span><text:span text:style-name="T2">DN  </text:span><text:span text:style-name="T5">W </text:span><text:span text:style-name="T3">?16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8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APSPQA(32.5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50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2,</text:span><text:span text:style-name="T2">J</text:span><text:span text:style-name="T3">(1)=9009032.412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2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68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B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2,</text:span><text:span text:style-name="T2">J</text:span><text:span text:style-name="T3">(1)=9009032.412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2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68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B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12,</text:span><text:span text:style-name="T2">D1</text:span><text:span text:style-name="T3">,0)) </text:span><text:span text:style-name="T5">S </text:span><text:span text:style-name="T2">DIWL</text:span><text:span text:style-name="T3">=1,</text:span><text:span text:style-name="T2">DIWR</text:span><text:span text:style-name="T3">=78 </text:span><text:span text:style-name="T5">D </text:span><text:span text:style-name="T3">^DIW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0)) </text:span><text:span text:style-name="T5">D </text:span><text:span text:style-name="T6">N</text:span><text:span text:style-name="T3">:</text:span><text:span text:style-name="T5">$X</text:span><text:span text:style-name="T3">&gt;24 </text:span><text:span text:style-name="T5">Q</text:span><text:span text:style-name="T3">:'</text:span><text:span text:style-name="T2">DN  </text:span><text:span text:style-name="T5">W </text:span><text:span text:style-name="T3">?24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9) </text:span><text:span text:style-name="T5">W</text:span><text:span text:style-name="T3">:</text:span><text:span text:style-name="T2">Y</text:span><text:span text:style-name="T3">]</text:span><text:span text:style-name="T4">"" </text:span><text:span text:style-name="T5">$S</text:span><text:span text:style-name="T3">(</text:span><text:span text:style-name="T5">$D</text:span><text:span text:style-name="T3">(</text:span><text:span text:style-name="T2">DXS</text:span><text:span text:style-name="T3">(2,</text:span><text:span text:style-name="T2">Y</text:span><text:span text:style-name="T3">)):</text:span><text:span text:style-name="T2">DXS</text:span><text:span text:style-name="T3">(2,</text:span><text:span text:style-name="T2">Y</text:span><text:span text:style-name="T3">),1:</text:span><text:span text:style-name="T2">Y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VA(200,</text:p>
          </table:table-cell>
          <table:table-cell table:style-name="ce5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20 </text:span><text:span text:style-name="T5">Q</text:span><text:span text:style-name="T3">:'</text:span><text:span text:style-name="T2">DN  </text:span><text:span text:style-name="T5">W </text:span><text:span text:style-name="T3">?20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11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VA(200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35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VA(200,</text:p>
          </table:table-cell>
          <table:table-cell table:style-name="ce5" office:value-type="string" calcext:value-type="string">
            <text:p>NEW PERS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20 </text:span><text:span text:style-name="T5">Q</text:span><text:span text:style-name="T3">:'</text:span><text:span text:style-name="T2">DN  </text:span><text:span text:style-name="T5">W </text:span><text:span text:style-name="T3">?20 </text:span><text:span text:style-name="T5">S </text:span><text:span text:style-name="T2">Y</text:span><text:span text:style-name="T3">=</text:span><text:span text:style-name="T5">$P</text:span><text:span text:style-name="T3">(</text:span><text:span text:style-name="T2">X</text:span><text:span text:style-name="T3">,</text:span><text:span text:style-name="T2">U</text:span><text:span text:style-name="T3">,11) </text:span><text:span text:style-name="T5">S </text:span><text:span text:style-name="T2">Y</text:span><text:span text:style-name="T3">=</text:span><text:span text:style-name="T5">$S</text:span><text:span text:style-name="T3">(</text:span><text:span text:style-name="T2">Y</text:span><text:span text:style-name="T3">=</text:span><text:span text:style-name="T4">""</text:span><text:span text:style-name="T3">:</text:span><text:span text:style-name="T2">Y</text:span><text:span text:style-name="T3">,</text:span><text:span text:style-name="T5">$D</text:span><text:span text:style-name="T3">(^VA(200,</text:span><text:span text:style-name="T2">Y</text:span><text:span text:style-name="T3">,0))#2:</text:span><text:span text:style-name="T5">$P</text:span><text:span text:style-name="T3">(^(0),</text:span><text:span text:style-name="T2">U</text:span><text:span text:style-name="T3">,1),1:</text:span><text:span text:style-name="T2">Y</text:span><text:span text:style-name="T3">) </text:span><text:span text:style-name="T5">W $E</text:span><text:span text:style-name="T3">(</text:span><text:span text:style-name="T2">Y</text:span><text:span text:style-name="T3">,1,35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0 </text:span><text:span text:style-name="T5">Q</text:span><text:span text:style-name="T3">:'</text:span><text:span text:style-name="T2">DN  </text:span><text:span text:style-name="T5">W </text:span><text:span text:style-name="T3">?0 </text:span><text:span text:style-name="T5">W</text:span><text:span text:style-name="T3">:</text:span><text:span text:style-name="T5">$D</text:span><text:span text:style-name="T3">(^APSPQA(32.4,</text:span><text:span text:style-name="T2">D0</text:span><text:span text:style-name="T3">,13)) </text:span><text:span text:style-name="T4">"REASON FOR" </text:span><text:span text:style-name="T5">K </text:span><text:span text:style-name="T2">DIP </text:span><text:span text:style-name="T5">K</text:span><text:span text:style-name="T3">:</text:span><text:span text:style-name="T2">DN Y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3,</text:span><text:span text:style-name="T2">J</text:span><text:span text:style-name="T3">(1)=9009032.413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3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C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3,</text:span><text:span text:style-name="T2">J</text:span><text:span text:style-name="T3">(1)=9009032.413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3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C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13,</text:span><text:span text:style-name="T2">D1</text:span><text:span text:style-name="T3">,0)) </text:span><text:span text:style-name="T5">S </text:span><text:span text:style-name="T2">DIWL</text:span><text:span text:style-name="T3">=1,</text:span><text:span text:style-name="T2">DIWR</text:span><text:span text:style-name="T3">=78 </text:span><text:span text:style-name="T5">D </text:span><text:span text:style-name="T3">^DIW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0 </text:span><text:span text:style-name="T5">Q</text:span><text:span text:style-name="T3">:'</text:span><text:span text:style-name="T2">DN  </text:span><text:span text:style-name="T5">W </text:span><text:span text:style-name="T3">?0 </text:span><text:span text:style-name="T5">W</text:span><text:span text:style-name="T3">:</text:span><text:span text:style-name="T5">$D</text:span><text:span text:style-name="T3">(^APSPQA(32.4,</text:span><text:span text:style-name="T2">D0</text:span><text:span text:style-name="T3">,14)) </text:span><text:span text:style-name="T4">"ACTION TAKEN: " </text:span><text:span text:style-name="T5">K </text:span><text:span text:style-name="T2">DIP </text:span><text:span text:style-name="T5">K</text:span><text:span text:style-name="T3">:</text:span><text:span text:style-name="T2">DN Y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4,</text:span><text:span text:style-name="T2">J</text:span><text:span text:style-name="T3">(1)=9009032.414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4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D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4,</text:span><text:span text:style-name="T2">J</text:span><text:span text:style-name="T3">(1)=9009032.414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4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D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14,</text:span><text:span text:style-name="T2">D1</text:span><text:span text:style-name="T3">,0)) </text:span><text:span text:style-name="T5">S </text:span><text:span text:style-name="T2">DIWL</text:span><text:span text:style-name="T3">=1,</text:span><text:span text:style-name="T2">DIWR</text:span><text:span text:style-name="T3">=78 </text:span><text:span text:style-name="T5">D </text:span><text:span text:style-name="T3">^DIW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0 </text:span><text:span text:style-name="T5">Q</text:span><text:span text:style-name="T3">:'</text:span><text:span text:style-name="T2">DN  </text:span><text:span text:style-name="T5">W </text:span><text:span text:style-name="T3">?0 </text:span><text:span text:style-name="T5">W</text:span><text:span text:style-name="T3">:</text:span><text:span text:style-name="T5">$D</text:span><text:span text:style-name="T3">(^APSPQA(32.4,</text:span><text:span text:style-name="T2">D0</text:span><text:span text:style-name="T3">,15)) </text:span><text:span text:style-name="T4">"CLINICAL IMPACT:" </text:span><text:span text:style-name="T5">K </text:span><text:span text:style-name="T2">DIP </text:span><text:span text:style-name="T5">K</text:span><text:span text:style-name="T3">:</text:span><text:span text:style-name="T2">DN Y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5,</text:span><text:span text:style-name="T2">J</text:span><text:span text:style-name="T3">(1)=9009032.415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5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E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5,</text:span><text:span text:style-name="T2">J</text:span><text:span text:style-name="T3">(1)=9009032.415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5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E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15,</text:span><text:span text:style-name="T2">D1</text:span><text:span text:style-name="T3">,0)) </text:span><text:span text:style-name="T5">S </text:span><text:span text:style-name="T2">DIWL</text:span><text:span text:style-name="T3">=1,</text:span><text:span text:style-name="T2">DIWR</text:span><text:span text:style-name="T3">=78 </text:span><text:span text:style-name="T5">D </text:span><text:span text:style-name="T3">^DIW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0 </text:span><text:span text:style-name="T5">Q</text:span><text:span text:style-name="T3">:'</text:span><text:span text:style-name="T2">DN  </text:span><text:span text:style-name="T5">W </text:span><text:span text:style-name="T3">?0 </text:span><text:span text:style-name="T5">W</text:span><text:span text:style-name="T3">:</text:span><text:span text:style-name="T5">$D</text:span><text:span text:style-name="T3">(^APSPQA(32.4,</text:span><text:span text:style-name="T2">D0</text:span><text:span text:style-name="T3">,16)) </text:span><text:span text:style-name="T4">"FINANCIAL IMPACT:" </text:span><text:span text:style-name="T5">K </text:span><text:span text:style-name="T2">DIP </text:span><text:span text:style-name="T5">K</text:span><text:span text:style-name="T3">:</text:span><text:span text:style-name="T2">DN Y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6,</text:span><text:span text:style-name="T2">J</text:span><text:span text:style-name="T3">(1)=9009032.416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6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F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6,</text:span><text:span text:style-name="T2">J</text:span><text:span text:style-name="T3">(1)=9009032.416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6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F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16,</text:span><text:span text:style-name="T2">D1</text:span><text:span text:style-name="T3">,0)) </text:span><text:span text:style-name="T5">S </text:span><text:span text:style-name="T2">DIWL</text:span><text:span text:style-name="T3">=1,</text:span><text:span text:style-name="T2">DIWR</text:span><text:span text:style-name="T3">=78 </text:span><text:span text:style-name="T5">D </text:span><text:span text:style-name="T3">^DIW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16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T <text:span text:style-name="T1">W</text:span><text:span text:style-name="T3">:</text:span><text:span text:style-name="T5">$X </text:span><text:span text:style-name="T3">! </text:span><text:span text:style-name="T5">I </text:span><text:span text:style-name="T3">'</text:span><text:span text:style-name="T5">$D</text:span><text:span text:style-name="T3">(</text:span><text:span text:style-name="T2">DIOT</text:span><text:span text:style-name="T3">(2)),</text:span><text:span text:style-name="T2">DN</text:span><text:span text:style-name="T3">,</text:span><text:span text:style-name="T5">$D</text:span><text:span text:style-name="T3">(</text:span><text:span text:style-name="T2">IOSL</text:span><text:span text:style-name="T3">),</text:span><text:span text:style-name="T5">$S</text:span><text:span text:style-name="T3">('</text:span><text:span text:style-name="T5">$D</text:span><text:span text:style-name="T3">(</text:span><text:span text:style-name="T2">DIWF</text:span><text:span text:style-name="T3">):1,</text:span><text:span text:style-name="T5">$P</text:span><text:span text:style-name="T3">(</text:span><text:span text:style-name="T2">DIWF</text:span><text:span text:style-name="T3">,</text:span><text:span text:style-name="T4">"B"</text:span><text:span text:style-name="T3">,2):</text:span><text:span text:style-name="T5">$P</text:span><text:span text:style-name="T3">(</text:span><text:span text:style-name="T2">DIWF</text:span><text:span text:style-name="T3">,</text:span><text:span text:style-name="T4">"B"</text:span><text:span text:style-name="T3">,2),1:1)+</text:span><text:span text:style-name="T5">$Y</text:span><text:span text:style-name="T3">'&lt;</text:span><text:span text:style-name="T2">IOSL</text:span><text:span text:style-name="T3">,</text:span><text:span text:style-name="T5">$D</text:span><text:span text:style-name="T3">(^UTILITY(</text:span><text:span text:style-name="T5">$J</text:span><text:span text:style-name="T3">,1))#2,^(1)?1</text:span><text:span text:style-name="T7">U</text:span><text:span text:style-name="T3">1</text:span><text:span text:style-name="T7">P</text:span><text:span text:style-name="T3">1</text:span><text:span text:style-name="T7">E</text:span><text:span text:style-name="T3">.</text:span><text:span text:style-name="T7">E </text:span><text:span text:style-name="T5">X </text:span><text:span text:style-name="T3">^(1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PSPT16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T <text:span text:style-name="T1">W</text:span><text:span text:style-name="T3">:</text:span><text:span text:style-name="T5">$X </text:span><text:span text:style-name="T3">! </text:span><text:span text:style-name="T5">I </text:span><text:span text:style-name="T3">'</text:span><text:span text:style-name="T5">$D</text:span><text:span text:style-name="T3">(</text:span><text:span text:style-name="T2">DIOT</text:span><text:span text:style-name="T3">(2)),</text:span><text:span text:style-name="T2">DN</text:span><text:span text:style-name="T3">,</text:span><text:span text:style-name="T5">$D</text:span><text:span text:style-name="T3">(</text:span><text:span text:style-name="T2">IOSL</text:span><text:span text:style-name="T3">),</text:span><text:span text:style-name="T5">$S</text:span><text:span text:style-name="T3">('</text:span><text:span text:style-name="T5">$D</text:span><text:span text:style-name="T3">(</text:span><text:span text:style-name="T2">DIWF</text:span><text:span text:style-name="T3">):1,</text:span><text:span text:style-name="T5">$P</text:span><text:span text:style-name="T3">(</text:span><text:span text:style-name="T2">DIWF</text:span><text:span text:style-name="T3">,</text:span><text:span text:style-name="T4">"B"</text:span><text:span text:style-name="T3">,2):</text:span><text:span text:style-name="T5">$P</text:span><text:span text:style-name="T3">(</text:span><text:span text:style-name="T2">DIWF</text:span><text:span text:style-name="T3">,</text:span><text:span text:style-name="T4">"B"</text:span><text:span text:style-name="T3">,2),1:1)+</text:span><text:span text:style-name="T5">$Y</text:span><text:span text:style-name="T3">'&lt;</text:span><text:span text:style-name="T2">IOSL</text:span><text:span text:style-name="T3">,</text:span><text:span text:style-name="T5">$D</text:span><text:span text:style-name="T3">(^UTILITY(</text:span><text:span text:style-name="T5">$J</text:span><text:span text:style-name="T3">,1))#2,^(1)?1</text:span><text:span text:style-name="T7">U</text:span><text:span text:style-name="T3">1</text:span><text:span text:style-name="T7">P</text:span><text:span text:style-name="T3">1</text:span><text:span text:style-name="T7">E</text:span><text:span text:style-name="T3">.</text:span><text:span text:style-name="T7">E </text:span><text:span text:style-name="T5">X </text:span><text:span text:style-name="T3">^(1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EXECUT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I </text:span><text:span text:style-name="T2">DISTOP</text:span><text:span text:style-name="T3">'=1 </text:span><text:span text:style-name="T5">X </text:span><text:span text:style-name="T2">DISTOP </text:span><text:span text:style-name="T5">K</text:span><text:span text:style-name="T3">:'</text:span><text:span text:style-name="T5">$T </text:span><text:span text:style-name="T2">DISTOP </text:span><text:span text:style-name="T5">S </text:span><text:span text:style-name="T2">DISTOP</text:span><text:span text:style-name="T3">=</text:span><text:span text:style-name="T5">$T Q</text:span><text:span text:style-name="T3">:'</text:span><text:span text:style-name="T5">$T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APSPT16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INDIRECTION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8" office:value-type="string" calcext:value-type="string">
            <text:p>M <text:span text:style-name="T1">D </text:span><text:span text:style-name="T3">@</text:span><text:span text:style-name="T2">DIXX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PSPT16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D </text:span><text:span text:style-name="T6">N</text:span><text:span text:style-name="T3">:</text:span><text:span text:style-name="T5">$X</text:span><text:span text:style-name="T3">&gt;0 </text:span><text:span text:style-name="T5">Q</text:span><text:span text:style-name="T3">:'</text:span><text:span text:style-name="T2">DN  </text:span><text:span text:style-name="T5">W </text:span><text:span text:style-name="T3">?0 </text:span><text:span text:style-name="T5">W</text:span><text:span text:style-name="T3">:</text:span><text:span text:style-name="T5">$D</text:span><text:span text:style-name="T3">(^APSPQA(32.4,</text:span><text:span text:style-name="T2">D0</text:span><text:span text:style-name="T3">,16)) </text:span><text:span text:style-name="T4">"FINANCIAL IMPACT:" </text:span><text:span text:style-name="T5">K </text:span><text:span text:style-name="T2">DIP </text:span><text:span text:style-name="T5">K</text:span><text:span text:style-name="T3">:</text:span><text:span text:style-name="T2">DN Y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ORDER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6,</text:span><text:span text:style-name="T2">J</text:span><text:span text:style-name="T3">(1)=9009032.416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6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F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APSPT16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AKED REFERENCE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</text:span><text:span text:style-name="T3">:'</text:span><text:span text:style-name="T5">$D</text:span><text:span text:style-name="T3">(</text:span><text:span text:style-name="T2">DIWF</text:span><text:span text:style-name="T3">) </text:span><text:span text:style-name="T2">DIWF</text:span><text:span text:style-name="T3">=</text:span><text:span text:style-name="T4">"" </text:span><text:span text:style-name="T5">S</text:span><text:span text:style-name="T3">:</text:span><text:span text:style-name="T2">DIWF</text:span><text:span text:style-name="T3">'[</text:span><text:span text:style-name="T4">"N" </text:span><text:span text:style-name="T2">DIWF</text:span><text:span text:style-name="T3">=</text:span><text:span text:style-name="T2">DIWF</text:span><text:span text:style-name="T3">_</text:span><text:span text:style-name="T4">"N" </text:span><text:span text:style-name="T5">S </text:span><text:span text:style-name="T2">X</text:span><text:span text:style-name="T3">=</text:span><text:span text:style-name="T4">"" </text:span><text:span text:style-name="T5">S </text:span><text:span text:style-name="T2">I</text:span><text:span text:style-name="T3">(1)=16,</text:span><text:span text:style-name="T2">J</text:span><text:span text:style-name="T3">(1)=9009032.416 </text:span><text:span text:style-name="T5">F </text:span><text:span text:style-name="T2">D1</text:span><text:span text:style-name="T3">=0:0 </text:span><text:span text:style-name="T5">Q</text:span><text:span text:style-name="T3">:</text:span><text:span text:style-name="T5">$O</text:span><text:span text:style-name="T3">(^APSPQA(32.4,</text:span><text:span text:style-name="T2">D0</text:span><text:span text:style-name="T3">,16,</text:span><text:span text:style-name="T2">D1</text:span><text:span text:style-name="T3">))'&gt;0  </text:span><text:span text:style-name="T5">S </text:span><text:span text:style-name="T2">D1</text:span><text:span text:style-name="T3">=</text:span><text:span text:style-name="T5">$O</text:span><text:span text:style-name="T3">(^(</text:span><text:span text:style-name="T2">D1</text:span><text:span text:style-name="T3">)) </text:span><text:span text:style-name="T5">D</text:span><text:span text:style-name="T3">:</text:span><text:span text:style-name="T5">$X</text:span><text:span text:style-name="T3">&gt;11 </text:span><text:span text:style-name="T6">T </text:span><text:span text:style-name="T5">Q</text:span><text:span text:style-name="T3">:'</text:span><text:span text:style-name="T2">DN  </text:span><text:span text:style-name="T5">D </text:span><text:span text:style-name="T6">F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APSPT16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GET</text:p>
          </table:table-cell>
          <table:table-cell table:style-name="ce5" office:value-type="string" calcext:value-type="string">
            <text:p>^APSPQA(32.4,</text:p>
          </table:table-cell>
          <table:table-cell table:style-name="ce5" office:value-type="string" calcext:value-type="string">
            <text:p>APSP INTERVENTION</text:p>
          </table:table-cell>
          <table:table-cell table:style-name="ce9" office:value-type="string" calcext:value-type="string">
            <text:p> <text:span text:style-name="T1">S </text:span><text:span text:style-name="T2">X</text:span><text:span text:style-name="T3">=</text:span><text:span text:style-name="T5">$G</text:span><text:span text:style-name="T3">(^APSPQA(32.4,</text:span><text:span text:style-name="T2">D0</text:span><text:span text:style-name="T3">,16,</text:span><text:span text:style-name="T2">D1</text:span><text:span text:style-name="T3">,0)) </text:span><text:span text:style-name="T5">S </text:span><text:span text:style-name="T2">DIWL</text:span><text:span text:style-name="T3">=1,</text:span><text:span text:style-name="T2">DIWR</text:span><text:span text:style-name="T3">=78 </text:span><text:span text:style-name="T5">D </text:span><text:span text:style-name="T3">^DIWP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Compiled Template</text:p>
          </table:table-cell>
          <table:table-cell table:style-name="ce13"/>
          <table:table-cell table:style-name="ce13" office:value-type="string" calcext:value-type="string">
            <text:p>Generated code</text:p>
          </table:table-cell>
          <table:table-cell table:number-columns-repeated="1011"/>
        </table:table-row>
        <table:table-row table:style-name="ro8" table:number-rows-repeated="104837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APSP.A1:APSP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35:02.165765000</meta:creation-date>
    <dc:date>2016-01-31T16:35:17.958384000</dc:date>
    <meta:editing-duration>PT16S</meta:editing-duration>
    <meta:editing-cycles>1</meta:editing-cycles>
    <meta:document-statistic meta:table-count="1" meta:cell-count="1698" meta:object-count="0"/>
    <meta:generator>LibreOffice/5.0.4.2$MacOSX_X86_64 LibreOffice_project/2b9802c1994aa0b7dc6079e128979269cf95bc78</meta:generator>
  </office:meta>
</office:document-meta>
</file>